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c0c0c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15cm" fo:min-width="0cm" loext:decorative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3.9cm" loext:decorative="false"/>
    </style:style>
    <style:style style:name="gr5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6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7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8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draw:fill="none" draw:textarea-horizontal-align="center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3.5cm" loext:decorative="false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2cm" loext:decorative="false"/>
    </style:style>
    <style:style style:name="gr16" style:family="graphic" style:parent-style-name="standard">
      <style:graphic-properties svg:stroke-width="0.01cm" draw:marker-start-width="0.32cm" draw:marker-end-width="0.32cm" draw:fill="none" loext:fill-use-slide-background="false" draw:opacity="0%" draw:textarea-horizontal-align="justify" draw:textarea-vertical-align="middle" draw:auto-grow-height="false" fo:min-height="0cm" fo:min-width="0cm" fo:padding-top="0.13cm" fo:padding-bottom="0.13cm" fo:padding-left="0.255cm" fo:padding-right="0.255cm" draw:shadow-opacity="0%" loext:decorative="false"/>
    </style:style>
    <style:style style:name="gr17" style:family="graphic" style:parent-style-name="standard">
      <style:graphic-properties draw:fill="solid" draw:fill-color="#ffffff" draw:opacity="100%" draw:textarea-horizontal-align="center" draw:textarea-vertical-align="middle" draw:shadow-opacity="10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opacity="0%"/>
      <style:paragraph-properties fo:text-align="center"/>
    </style:style>
    <style:style style:name="P11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4.385cm" svg:height="0.236cm" draw:transform="rotate (-2.71869937583157) translate (9.9046877303252cm 14.0001405361306cm)" svg:viewBox="0 0 4386 237" draw:points="4386,0 3410,219 2963,237 2111,182 0,0">
          <text:p/>
        </draw:polyline>
        <draw:line draw:style-name="gr1" draw:text-style-name="P1" draw:layer="layout" svg:x1="9.805cm" svg:y1="12.2cm" svg:x2="5.805cm" svg:y2="15.8cm">
          <text:p/>
        </draw:line>
        <draw:line draw:style-name="gr2" draw:text-style-name="P1" draw:layer="layout" svg:x1="9.805cm" svg:y1="14cm" svg:x2="5.805cm" svg:y2="14cm">
          <text:p/>
        </draw:line>
        <draw:polyline draw:style-name="gr2" draw:text-style-name="P1" draw:layer="layout" svg:width="4.385cm" svg:height="0.236cm" draw:transform="rotate (0.422893277758226) translate (5.9053122696748cm 13.9998594638694cm)" svg:viewBox="0 0 4386 237" draw:points="4386,0 3410,219 2963,237 2111,182 0,0">
          <text:p/>
        </draw:polyline>
        <draw:polyline draw:style-name="gr1" draw:text-style-name="P1" draw:layer="layout" svg:width="4.385cm" svg:height="0.236cm" draw:transform="rotate (-0.422893277758226) translate (0.805070839119642cm 12.1998425962864cm)" svg:viewBox="0 0 4386 237" draw:points="0,0 976,219 1423,237 2275,182 4386,0">
          <text:p/>
        </draw:polyline>
        <draw:line draw:style-name="gr1" draw:text-style-name="P1" draw:layer="layout" svg:x1="4.805cm" svg:y1="15.8cm" svg:x2="0.805cm" svg:y2="12.2cm">
          <text:p/>
        </draw:line>
        <draw:polyline draw:style-name="gr2" draw:text-style-name="P1" draw:layer="layout" svg:width="4.385cm" svg:height="0.236cm" draw:transform="rotate (2.71869937583157) translate (4.80492916088036cm 15.8001574037136cm)" svg:viewBox="0 0 4386 237" draw:points="0,0 976,219 1423,237 2275,182 4386,0">
          <text:p/>
        </draw:polyline>
        <draw:line draw:style-name="gr2" draw:text-style-name="P1" draw:layer="layout" svg:x1="4.805cm" svg:y1="14cm" svg:x2="0.805cm" svg:y2="14cm">
          <text:p/>
        </draw:line>
        <draw:line draw:style-name="gr2" draw:text-style-name="P1" draw:layer="layout" svg:x1="5.805cm" svg:y1="10.8cm" svg:x2="9.205cm" svg:y2="9cm">
          <text:p/>
        </draw:line>
        <draw:line draw:style-name="gr2" draw:text-style-name="P1" draw:layer="layout" svg:x1="5.805cm" svg:y1="9cm" svg:x2="9.805cm" svg:y2="9cm">
          <text:p/>
        </draw:line>
        <draw:line draw:style-name="gr2" draw:text-style-name="P1" draw:layer="layout" svg:x1="5.805cm" svg:y1="7.2cm" svg:x2="9.205cm" svg:y2="9cm">
          <text:p/>
        </draw:line>
        <draw:line draw:style-name="gr2" draw:text-style-name="P1" draw:layer="layout" svg:x1="4.805cm" svg:y1="10.8cm" svg:x2="1.405cm" svg:y2="9cm">
          <text:p/>
        </draw:line>
        <draw:line draw:style-name="gr2" draw:text-style-name="P1" draw:layer="layout" svg:x1="4.805cm" svg:y1="7.2cm" svg:x2="1.405cm" svg:y2="9cm">
          <text:p/>
        </draw:line>
        <draw:custom-shape draw:style-name="gr3" draw:text-style-name="P2" draw:layer="layout" svg:width="0.2cm" svg:height="4.4cm" svg:x="4.80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0.605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10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05cm" svg:y1="9cm" svg:x2="0.805cm" svg:y2="9cm">
          <text:p/>
        </draw:line>
        <draw:line draw:style-name="gr2" draw:text-style-name="P1" draw:layer="layout" svg:x1="19.805cm" svg:y1="5.8cm" svg:x2="16.405cm" svg:y2="4cm">
          <text:p/>
        </draw:line>
        <draw:line draw:style-name="gr2" draw:text-style-name="P1" draw:layer="layout" svg:x1="19.805cm" svg:y1="4cm" svg:x2="15.805cm" svg:y2="4cm">
          <text:p/>
        </draw:line>
        <draw:line draw:style-name="gr2" draw:text-style-name="P1" draw:layer="layout" svg:x1="14.805cm" svg:y1="4cm" svg:x2="10.805cm" svg:y2="4cm">
          <text:p/>
        </draw:line>
        <draw:line draw:style-name="gr2" draw:text-style-name="P1" draw:layer="layout" svg:x1="14.205cm" svg:y1="4cm" svg:x2="10.805cm" svg:y2="2.2cm">
          <text:p/>
        </draw:line>
        <draw:line draw:style-name="gr2" draw:text-style-name="P1" draw:layer="layout" svg:x1="4.805cm" svg:y1="2.2cm" svg:x2="1.405cm" svg:y2="4cm">
          <text:p/>
        </draw:line>
        <draw:line draw:style-name="gr2" draw:text-style-name="P1" draw:layer="layout" svg:x1="9.805cm" svg:y1="4cm" svg:x2="5.805cm" svg:y2="4cm">
          <text:p/>
        </draw:line>
        <draw:line draw:style-name="gr2" draw:text-style-name="P1" draw:layer="layout" svg:x1="9.205cm" svg:y1="4cm" svg:x2="5.805cm" svg:y2="5.8cm">
          <text:p/>
        </draw:line>
        <draw:line draw:style-name="gr2" draw:text-style-name="P1" draw:layer="layout" svg:x1="4.805cm" svg:y1="4cm" svg:x2="0.805cm" svg:y2="4cm">
          <text:p/>
        </draw:line>
        <draw:custom-shape draw:style-name="gr4" draw:text-style-name="P2" draw:layer="layout" svg:width="4.4cm" svg:height="0.2cm" svg:x="0.605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0.605cm" svg:y="1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cm" svg:height="0.3cm" svg:x="1.1cm" svg:y="28.2cm">
          <draw:text-box>
            <text:p><text:file-name text:display="full">G:\github\RCC5V\examples\module14\odg\M14_Schaltblock_Cover_250329.odg</text:file-name></text:p>
          </draw:text-box>
        </draw:frame>
        <draw:circle draw:style-name="gr6" draw:text-style-name="P4" draw:layer="layout" svg:width="0.72cm" svg:height="0.72cm" svg:x="1.74cm" svg:y="22.89cm">
          <text:p/>
        </draw:circle>
        <draw:circle draw:style-name="gr7" draw:text-style-name="P5" draw:layer="layout" svg:width="0.72cm" svg:height="0.72cm" svg:x="3.14cm" svg:y="22.89cm">
          <text:p/>
        </draw:circle>
        <draw:circle draw:style-name="gr6" draw:text-style-name="P4" draw:layer="layout" svg:width="0.72cm" svg:height="0.72cm" svg:x="4.54cm" svg:y="22.89cm">
          <text:p/>
        </draw:circle>
        <draw:rect draw:style-name="gr8" draw:text-style-name="P6" draw:layer="layout" svg:width="4cm" svg:height="0.6cm" svg:x="1.5cm" svg:y="22cm">
          <text:p/>
        </draw:rect>
        <draw:frame draw:style-name="gr9" draw:text-style-name="P8" draw:layer="layout" svg:width="2.4cm" svg:height="0.4cm" svg:x="2.3cm" svg:y="22.1cm">
          <draw:text-box>
            <text:p text:style-name="P7"><text:span text:style-name="T1">W11 Dreiwegweiche</text:span></text:p>
          </draw:text-box>
        </draw:frame>
        <draw:line draw:style-name="gr10" draw:text-style-name="P1" draw:layer="layout" svg:x1="1.4cm" svg:y1="24.4cm" svg:x2="5.6cm" svg:y2="24.4cm">
          <text:p/>
        </draw:line>
        <draw:line draw:style-name="gr10" draw:text-style-name="P1" draw:layer="layout" svg:x1="1.4cm" svg:y1="23.25cm" svg:x2="5.6cm" svg:y2="23.25cm">
          <text:p/>
        </draw:line>
        <draw:line draw:style-name="gr10" draw:text-style-name="P1" draw:layer="layout" svg:x1="1.4cm" svg:y1="25.55cm" svg:x2="5.6cm" svg:y2="25.55cm">
          <text:p/>
        </draw:line>
        <draw:line draw:style-name="gr10" draw:text-style-name="P1" draw:layer="layout" svg:x1="3.5cm" svg:y1="26.1cm" svg:x2="3.5cm" svg:y2="22.7cm">
          <text:p/>
        </draw:line>
        <draw:line draw:style-name="gr10" draw:text-style-name="P1" draw:layer="layout" svg:x1="4.9cm" svg:y1="26.1cm" svg:x2="4.9cm" svg:y2="22.7cm">
          <text:p/>
        </draw:line>
        <draw:line draw:style-name="gr10" draw:text-style-name="P1" draw:layer="layout" svg:x1="2.1cm" svg:y1="26.1cm" svg:x2="2.1cm" svg:y2="22.7cm">
          <text:p/>
        </draw:line>
        <draw:rect draw:style-name="gr8" draw:text-style-name="P6" draw:layer="layout" svg:width="4cm" svg:height="3.6cm" svg:x="1.5cm" svg:y="22.6cm">
          <text:p/>
        </draw:rect>
        <draw:circle draw:style-name="gr6" draw:text-style-name="P4" draw:layer="layout" svg:width="0.72cm" svg:height="0.72cm" svg:x="1.74cm" svg:y="24.04cm">
          <text:p/>
        </draw:circle>
        <draw:circle draw:style-name="gr7" draw:text-style-name="P5" draw:layer="layout" svg:width="0.72cm" svg:height="0.72cm" svg:x="3.14cm" svg:y="24.04cm">
          <text:p/>
        </draw:circle>
        <draw:circle draw:style-name="gr6" draw:text-style-name="P4" draw:layer="layout" svg:width="0.72cm" svg:height="0.72cm" svg:x="4.54cm" svg:y="24.04cm">
          <text:p/>
        </draw:circle>
        <draw:circle draw:style-name="gr6" draw:text-style-name="P4" draw:layer="layout" svg:width="0.72cm" svg:height="0.72cm" svg:x="1.74cm" svg:y="25.19cm">
          <text:p/>
        </draw:circle>
        <draw:circle draw:style-name="gr7" draw:text-style-name="P5" draw:layer="layout" svg:width="0.72cm" svg:height="0.72cm" svg:x="3.14cm" svg:y="25.19cm">
          <text:p/>
        </draw:circle>
        <draw:circle draw:style-name="gr6" draw:text-style-name="P4" draw:layer="layout" svg:width="0.72cm" svg:height="0.72cm" svg:x="4.54cm" svg:y="25.19cm">
          <text:p/>
        </draw:circle>
        <draw:g draw:style-name="gr11">
          <draw:line draw:style-name="gr12" draw:text-style-name="P1" draw:layer="layout" svg:x1="1.8cm" svg:y1="23.25cm" svg:x2="2.4cm" svg:y2="23.25cm">
            <text:p/>
          </draw:line>
          <draw:line draw:style-name="gr12" draw:text-style-name="P1" draw:layer="layout" svg:x1="2.1cm" svg:y1="23.5cm" svg:x2="2.1cm" svg:y2="23cm">
            <text:p/>
          </draw:line>
        </draw:g>
        <draw:g draw:style-name="gr11">
          <draw:line draw:style-name="gr12" draw:text-style-name="P1" draw:layer="layout" svg:x1="3.2cm" svg:y1="23.25cm" svg:x2="3.8cm" svg:y2="23.25cm">
            <text:p/>
          </draw:line>
          <draw:line draw:style-name="gr12" draw:text-style-name="P1" draw:layer="layout" svg:x1="3.5cm" svg:y1="23.5cm" svg:x2="3.5cm" svg:y2="23cm">
            <text:p/>
          </draw:line>
        </draw:g>
        <draw:g draw:style-name="gr11">
          <draw:line draw:style-name="gr12" draw:text-style-name="P1" draw:layer="layout" svg:x1="4.6cm" svg:y1="23.25cm" svg:x2="5.2cm" svg:y2="23.25cm">
            <text:p/>
          </draw:line>
          <draw:line draw:style-name="gr12" draw:text-style-name="P1" draw:layer="layout" svg:x1="4.9cm" svg:y1="23.5cm" svg:x2="4.9cm" svg:y2="23cm">
            <text:p/>
          </draw:line>
        </draw:g>
        <draw:g draw:style-name="gr11">
          <draw:line draw:style-name="gr12" draw:text-style-name="P1" draw:layer="layout" svg:x1="1.8cm" svg:y1="25.55cm" svg:x2="2.4cm" svg:y2="25.55cm">
            <text:p/>
          </draw:line>
          <draw:line draw:style-name="gr12" draw:text-style-name="P1" draw:layer="layout" svg:x1="2.1cm" svg:y1="25.8cm" svg:x2="2.1cm" svg:y2="25.3cm">
            <text:p/>
          </draw:line>
        </draw:g>
        <draw:g draw:style-name="gr11">
          <draw:line draw:style-name="gr12" draw:text-style-name="P1" draw:layer="layout" svg:x1="3.2cm" svg:y1="25.55cm" svg:x2="3.8cm" svg:y2="25.55cm">
            <text:p/>
          </draw:line>
          <draw:line draw:style-name="gr12" draw:text-style-name="P1" draw:layer="layout" svg:x1="3.5cm" svg:y1="25.8cm" svg:x2="3.5cm" svg:y2="25.3cm">
            <text:p/>
          </draw:line>
        </draw:g>
        <draw:g draw:style-name="gr11">
          <draw:line draw:style-name="gr12" draw:text-style-name="P1" draw:layer="layout" svg:x1="4.6cm" svg:y1="25.55cm" svg:x2="5.2cm" svg:y2="25.55cm">
            <text:p/>
          </draw:line>
          <draw:line draw:style-name="gr12" draw:text-style-name="P1" draw:layer="layout" svg:x1="4.9cm" svg:y1="25.8cm" svg:x2="4.9cm" svg:y2="25.3cm">
            <text:p/>
          </draw:line>
        </draw:g>
        <draw:g draw:style-name="gr11">
          <draw:line draw:style-name="gr12" draw:text-style-name="P1" draw:layer="layout" svg:x1="1.8cm" svg:y1="24.4cm" svg:x2="2.4cm" svg:y2="24.4cm">
            <text:p/>
          </draw:line>
          <draw:line draw:style-name="gr12" draw:text-style-name="P1" draw:layer="layout" svg:x1="2.1cm" svg:y1="24.65cm" svg:x2="2.1cm" svg:y2="24.15cm">
            <text:p/>
          </draw:line>
        </draw:g>
        <draw:g draw:style-name="gr11">
          <draw:line draw:style-name="gr12" draw:text-style-name="P1" draw:layer="layout" svg:x1="3.2cm" svg:y1="24.4cm" svg:x2="3.8cm" svg:y2="24.4cm">
            <text:p/>
          </draw:line>
          <draw:line draw:style-name="gr12" draw:text-style-name="P1" draw:layer="layout" svg:x1="3.5cm" svg:y1="24.65cm" svg:x2="3.5cm" svg:y2="24.15cm">
            <text:p/>
          </draw:line>
        </draw:g>
        <draw:g draw:style-name="gr11">
          <draw:line draw:style-name="gr12" draw:text-style-name="P1" draw:layer="layout" svg:x1="4.6cm" svg:y1="24.4cm" svg:x2="5.2cm" svg:y2="24.4cm">
            <text:p/>
          </draw:line>
          <draw:line draw:style-name="gr12" draw:text-style-name="P1" draw:layer="layout" svg:x1="4.9cm" svg:y1="24.65cm" svg:x2="4.9cm" svg:y2="24.15cm">
            <text:p/>
          </draw:line>
        </draw:g>
        <draw:g draw:style-name="gr11">
          <draw:line draw:style-name="gr12" draw:text-style-name="P1" draw:layer="layout" svg:x1="6.1cm" svg:y1="22.85cm" svg:x2="6.7cm" svg:y2="22.85cm">
            <text:p/>
          </draw:line>
          <draw:line draw:style-name="gr12" draw:text-style-name="P1" draw:layer="layout" svg:x1="6.4cm" svg:y1="23.1cm" svg:x2="6.4cm" svg:y2="22.6cm">
            <text:p/>
          </draw:line>
        </draw:g>
        <draw:g draw:style-name="gr11">
          <draw:line draw:style-name="gr12" draw:text-style-name="P1" draw:layer="layout" svg:x1="7.5cm" svg:y1="22.85cm" svg:x2="8.1cm" svg:y2="22.85cm">
            <text:p/>
          </draw:line>
          <draw:line draw:style-name="gr12" draw:text-style-name="P1" draw:layer="layout" svg:x1="7.8cm" svg:y1="23.1cm" svg:x2="7.8cm" svg:y2="22.6cm">
            <text:p/>
          </draw:line>
        </draw:g>
        <draw:g draw:style-name="gr11">
          <draw:line draw:style-name="gr12" draw:text-style-name="P1" draw:layer="layout" svg:x1="8.9cm" svg:y1="22.85cm" svg:x2="9.5cm" svg:y2="22.85cm">
            <text:p/>
          </draw:line>
          <draw:line draw:style-name="gr12" draw:text-style-name="P1" draw:layer="layout" svg:x1="9.2cm" svg:y1="23.1cm" svg:x2="9.2cm" svg:y2="22.6cm">
            <text:p/>
          </draw:line>
        </draw:g>
        <draw:g draw:style-name="gr11">
          <draw:line draw:style-name="gr12" draw:text-style-name="P1" draw:layer="layout" svg:x1="6.1cm" svg:y1="25.15cm" svg:x2="6.7cm" svg:y2="25.15cm">
            <text:p/>
          </draw:line>
          <draw:line draw:style-name="gr12" draw:text-style-name="P1" draw:layer="layout" svg:x1="6.4cm" svg:y1="25.4cm" svg:x2="6.4cm" svg:y2="24.9cm">
            <text:p/>
          </draw:line>
        </draw:g>
        <draw:g draw:style-name="gr11">
          <draw:line draw:style-name="gr12" draw:text-style-name="P1" draw:layer="layout" svg:x1="7.5cm" svg:y1="25.15cm" svg:x2="8.1cm" svg:y2="25.15cm">
            <text:p/>
          </draw:line>
          <draw:line draw:style-name="gr12" draw:text-style-name="P1" draw:layer="layout" svg:x1="7.8cm" svg:y1="25.4cm" svg:x2="7.8cm" svg:y2="24.9cm">
            <text:p/>
          </draw:line>
        </draw:g>
        <draw:g draw:style-name="gr11">
          <draw:line draw:style-name="gr12" draw:text-style-name="P1" draw:layer="layout" svg:x1="8.9cm" svg:y1="25.15cm" svg:x2="9.5cm" svg:y2="25.15cm">
            <text:p/>
          </draw:line>
          <draw:line draw:style-name="gr12" draw:text-style-name="P1" draw:layer="layout" svg:x1="9.2cm" svg:y1="25.4cm" svg:x2="9.2cm" svg:y2="24.9cm">
            <text:p/>
          </draw:line>
        </draw:g>
        <draw:g draw:style-name="gr11">
          <draw:line draw:style-name="gr12" draw:text-style-name="P1" draw:layer="layout" svg:x1="6.1cm" svg:y1="24cm" svg:x2="6.7cm" svg:y2="24cm">
            <text:p/>
          </draw:line>
          <draw:line draw:style-name="gr12" draw:text-style-name="P1" draw:layer="layout" svg:x1="6.4cm" svg:y1="24.25cm" svg:x2="6.4cm" svg:y2="23.75cm">
            <text:p/>
          </draw:line>
        </draw:g>
        <draw:line draw:style-name="gr12" draw:text-style-name="P1" draw:layer="layout" svg:x1="7.5cm" svg:y1="24cm" svg:x2="8.1cm" svg:y2="24cm">
          <text:p/>
        </draw:line>
        <draw:line draw:style-name="gr12" draw:text-style-name="P1" draw:layer="layout" svg:x1="7.8cm" svg:y1="24.25cm" svg:x2="7.8cm" svg:y2="23.75cm">
          <text:p/>
        </draw:line>
        <draw:g draw:style-name="gr11">
          <draw:line draw:style-name="gr12" draw:text-style-name="P1" draw:layer="layout" svg:x1="8.9cm" svg:y1="24cm" svg:x2="9.5cm" svg:y2="24cm">
            <text:p/>
          </draw:line>
          <draw:line draw:style-name="gr12" draw:text-style-name="P1" draw:layer="layout" svg:x1="9.2cm" svg:y1="24.25cm" svg:x2="9.2cm" svg:y2="23.75cm">
            <text:p/>
          </draw:line>
        </draw:g>
        <draw:g draw:style-name="gr13">
          <draw:g draw:style-name="gr11">
            <draw:line draw:style-name="gr12" draw:text-style-name="P1" draw:layer="layout" svg:x1="10.8cm" svg:y1="23.25cm" svg:x2="11.4cm" svg:y2="23.25cm">
              <text:p/>
            </draw:line>
            <draw:line draw:style-name="gr12" draw:text-style-name="P1" draw:layer="layout" svg:x1="11.1cm" svg:y1="23.5cm" svg:x2="11.1cm" svg:y2="23cm">
              <text:p/>
            </draw:line>
          </draw:g>
          <draw:g draw:style-name="gr11">
            <draw:line draw:style-name="gr12" draw:text-style-name="P1" draw:layer="layout" svg:x1="12.2cm" svg:y1="23.25cm" svg:x2="12.8cm" svg:y2="23.25cm">
              <text:p/>
            </draw:line>
            <draw:line draw:style-name="gr12" draw:text-style-name="P1" draw:layer="layout" svg:x1="12.5cm" svg:y1="23.5cm" svg:x2="12.5cm" svg:y2="23cm">
              <text:p/>
            </draw:line>
          </draw:g>
          <draw:g draw:style-name="gr11">
            <draw:line draw:style-name="gr12" draw:text-style-name="P1" draw:layer="layout" svg:x1="13.6cm" svg:y1="23.25cm" svg:x2="14.2cm" svg:y2="23.25cm">
              <text:p/>
            </draw:line>
            <draw:line draw:style-name="gr12" draw:text-style-name="P1" draw:layer="layout" svg:x1="13.9cm" svg:y1="23.5cm" svg:x2="13.9cm" svg:y2="23cm">
              <text:p/>
            </draw:line>
          </draw:g>
          <draw:g draw:style-name="gr11">
            <draw:line draw:style-name="gr12" draw:text-style-name="P1" draw:layer="layout" svg:x1="10.8cm" svg:y1="25.55cm" svg:x2="11.4cm" svg:y2="25.55cm">
              <text:p/>
            </draw:line>
            <draw:line draw:style-name="gr12" draw:text-style-name="P1" draw:layer="layout" svg:x1="11.1cm" svg:y1="25.8cm" svg:x2="11.1cm" svg:y2="25.3cm">
              <text:p/>
            </draw:line>
          </draw:g>
          <draw:g draw:style-name="gr11">
            <draw:line draw:style-name="gr12" draw:text-style-name="P1" draw:layer="layout" svg:x1="12.2cm" svg:y1="25.55cm" svg:x2="12.8cm" svg:y2="25.55cm">
              <text:p/>
            </draw:line>
            <draw:line draw:style-name="gr12" draw:text-style-name="P1" draw:layer="layout" svg:x1="12.5cm" svg:y1="25.8cm" svg:x2="12.5cm" svg:y2="25.3cm">
              <text:p/>
            </draw:line>
          </draw:g>
          <draw:g draw:style-name="gr11">
            <draw:line draw:style-name="gr12" draw:text-style-name="P1" draw:layer="layout" svg:x1="13.6cm" svg:y1="25.55cm" svg:x2="14.2cm" svg:y2="25.55cm">
              <text:p/>
            </draw:line>
            <draw:line draw:style-name="gr12" draw:text-style-name="P1" draw:layer="layout" svg:x1="13.9cm" svg:y1="25.8cm" svg:x2="13.9cm" svg:y2="25.3cm">
              <text:p/>
            </draw:line>
          </draw:g>
          <draw:g draw:style-name="gr11">
            <draw:line draw:style-name="gr12" draw:text-style-name="P1" draw:layer="layout" svg:x1="10.8cm" svg:y1="24.4cm" svg:x2="11.4cm" svg:y2="24.4cm">
              <text:p/>
            </draw:line>
            <draw:line draw:style-name="gr12" draw:text-style-name="P1" draw:layer="layout" svg:x1="11.1cm" svg:y1="24.65cm" svg:x2="11.1cm" svg:y2="24.15cm">
              <text:p/>
            </draw:line>
          </draw:g>
          <draw:g draw:style-name="gr11">
            <draw:line draw:style-name="gr12" draw:text-style-name="P1" draw:layer="layout" svg:x1="12.2cm" svg:y1="24.4cm" svg:x2="12.8cm" svg:y2="24.4cm">
              <text:p/>
            </draw:line>
            <draw:line draw:style-name="gr12" draw:text-style-name="P1" draw:layer="layout" svg:x1="12.5cm" svg:y1="24.65cm" svg:x2="12.5cm" svg:y2="24.15cm">
              <text:p/>
            </draw:line>
          </draw:g>
          <draw:g draw:style-name="gr11">
            <draw:line draw:style-name="gr12" draw:text-style-name="P1" draw:layer="layout" svg:x1="13.6cm" svg:y1="24.4cm" svg:x2="14.2cm" svg:y2="24.4cm">
              <text:p/>
            </draw:line>
            <draw:line draw:style-name="gr12" draw:text-style-name="P1" draw:layer="layout" svg:x1="13.9cm" svg:y1="24.65cm" svg:x2="13.9cm" svg:y2="24.15cm">
              <text:p/>
            </draw:line>
          </draw:g>
        </draw:g>
        <draw:rect draw:style-name="gr8" draw:text-style-name="P6" draw:layer="layout" svg:width="4cm" svg:height="0.6cm" svg:x="10.5cm" svg:y="22cm">
          <text:p/>
        </draw:rect>
        <draw:rect draw:style-name="gr8" draw:text-style-name="P6" draw:layer="layout" svg:width="4cm" svg:height="3.6cm" svg:x="10.5cm" svg:y="22.6cm">
          <text:p/>
        </draw:rect>
        <draw:g draw:style-name="gr13">
          <draw:g draw:style-name="gr11">
            <draw:line draw:style-name="gr12" draw:text-style-name="P1" draw:layer="layout" svg:x1="15.3cm" svg:y1="23.25cm" svg:x2="15.9cm" svg:y2="23.25cm">
              <text:p/>
            </draw:line>
            <draw:line draw:style-name="gr12" draw:text-style-name="P1" draw:layer="layout" svg:x1="15.6cm" svg:y1="23.5cm" svg:x2="15.6cm" svg:y2="23cm">
              <text:p/>
            </draw:line>
          </draw:g>
          <draw:g draw:style-name="gr11">
            <draw:line draw:style-name="gr12" draw:text-style-name="P1" draw:layer="layout" svg:x1="16.7cm" svg:y1="23.25cm" svg:x2="17.3cm" svg:y2="23.25cm">
              <text:p/>
            </draw:line>
            <draw:line draw:style-name="gr12" draw:text-style-name="P1" draw:layer="layout" svg:x1="17cm" svg:y1="23.5cm" svg:x2="17cm" svg:y2="23cm">
              <text:p/>
            </draw:line>
          </draw:g>
          <draw:g draw:style-name="gr11">
            <draw:line draw:style-name="gr12" draw:text-style-name="P1" draw:layer="layout" svg:x1="18.1cm" svg:y1="23.25cm" svg:x2="18.7cm" svg:y2="23.25cm">
              <text:p/>
            </draw:line>
            <draw:line draw:style-name="gr12" draw:text-style-name="P1" draw:layer="layout" svg:x1="18.4cm" svg:y1="23.5cm" svg:x2="18.4cm" svg:y2="23cm">
              <text:p/>
            </draw:line>
          </draw:g>
          <draw:g draw:style-name="gr11">
            <draw:line draw:style-name="gr12" draw:text-style-name="P1" draw:layer="layout" svg:x1="15.3cm" svg:y1="25.55cm" svg:x2="15.9cm" svg:y2="25.55cm">
              <text:p/>
            </draw:line>
            <draw:line draw:style-name="gr12" draw:text-style-name="P1" draw:layer="layout" svg:x1="15.6cm" svg:y1="25.8cm" svg:x2="15.6cm" svg:y2="25.3cm">
              <text:p/>
            </draw:line>
          </draw:g>
          <draw:g draw:style-name="gr11">
            <draw:line draw:style-name="gr12" draw:text-style-name="P1" draw:layer="layout" svg:x1="16.7cm" svg:y1="25.55cm" svg:x2="17.3cm" svg:y2="25.55cm">
              <text:p/>
            </draw:line>
            <draw:line draw:style-name="gr12" draw:text-style-name="P1" draw:layer="layout" svg:x1="17cm" svg:y1="25.8cm" svg:x2="17cm" svg:y2="25.3cm">
              <text:p/>
            </draw:line>
          </draw:g>
          <draw:g draw:style-name="gr11">
            <draw:line draw:style-name="gr12" draw:text-style-name="P1" draw:layer="layout" svg:x1="18.1cm" svg:y1="25.55cm" svg:x2="18.7cm" svg:y2="25.55cm">
              <text:p/>
            </draw:line>
            <draw:line draw:style-name="gr12" draw:text-style-name="P1" draw:layer="layout" svg:x1="18.4cm" svg:y1="25.8cm" svg:x2="18.4cm" svg:y2="25.3cm">
              <text:p/>
            </draw:line>
          </draw:g>
          <draw:g draw:style-name="gr11">
            <draw:line draw:style-name="gr12" draw:text-style-name="P1" draw:layer="layout" svg:x1="15.3cm" svg:y1="24.4cm" svg:x2="15.9cm" svg:y2="24.4cm">
              <text:p/>
            </draw:line>
            <draw:line draw:style-name="gr12" draw:text-style-name="P1" draw:layer="layout" svg:x1="15.6cm" svg:y1="24.65cm" svg:x2="15.6cm" svg:y2="24.15cm">
              <text:p/>
            </draw:line>
          </draw:g>
          <draw:g draw:style-name="gr11">
            <draw:line draw:style-name="gr12" draw:text-style-name="P1" draw:layer="layout" svg:x1="16.7cm" svg:y1="24.4cm" svg:x2="17.3cm" svg:y2="24.4cm">
              <text:p/>
            </draw:line>
            <draw:line draw:style-name="gr12" draw:text-style-name="P1" draw:layer="layout" svg:x1="17cm" svg:y1="24.65cm" svg:x2="17cm" svg:y2="24.15cm">
              <text:p/>
            </draw:line>
          </draw:g>
          <draw:g draw:style-name="gr11">
            <draw:line draw:style-name="gr12" draw:text-style-name="P1" draw:layer="layout" svg:x1="18.1cm" svg:y1="24.4cm" svg:x2="18.7cm" svg:y2="24.4cm">
              <text:p/>
            </draw:line>
            <draw:line draw:style-name="gr12" draw:text-style-name="P1" draw:layer="layout" svg:x1="18.4cm" svg:y1="24.65cm" svg:x2="18.4cm" svg:y2="24.15cm">
              <text:p/>
            </draw:line>
          </draw:g>
        </draw:g>
        <draw:rect draw:style-name="gr8" draw:text-style-name="P6" draw:layer="layout" svg:width="4cm" svg:height="0.6cm" svg:x="15cm" svg:y="22cm">
          <text:p/>
        </draw:rect>
        <draw:rect draw:style-name="gr8" draw:text-style-name="P6" draw:layer="layout" svg:width="4cm" svg:height="3.6cm" svg:x="15cm" svg:y="22.6cm">
          <text:p/>
        </draw:rect>
        <draw:frame draw:style-name="gr9" draw:text-style-name="P9" draw:layer="layout" svg:width="0.808cm" svg:height="0.601cm" svg:x="13.839cm" svg:y="9.101cm">
          <draw:text-box>
            <text:p text:style-name="P7"><text:span text:style-name="T2">Ein</text:span></text:p>
          </draw:text-box>
        </draw:frame>
        <draw:frame draw:style-name="gr9" draw:text-style-name="P9" draw:layer="layout" svg:width="0.808cm" svg:height="0.6cm" svg:x="13.839cm" svg:y="8.301cm">
          <draw:text-box>
            <text:p text:style-name="P7"><text:span text:style-name="T2">Aus</text:span></text:p>
          </draw:text-box>
        </draw:frame>
        <draw:frame draw:style-name="gr9" draw:text-style-name="P9" draw:layer="layout" svg:width="1.517cm" svg:height="0.501cm" svg:x="11.817cm" svg:y="9.251cm">
          <draw:text-box>
            <text:p text:style-name="P7"><text:span text:style-name="T2">Hand-Ein</text:span></text:p>
          </draw:text-box>
        </draw:frame>
        <draw:frame draw:style-name="gr9" draw:text-style-name="P9" draw:layer="layout" svg:width="1.417cm" svg:height="0.5cm" svg:x="11.917cm" svg:y="8.751cm">
          <draw:text-box>
            <text:p text:style-name="P7"><text:span text:style-name="T2">Remote</text:span></text:p>
          </draw:text-box>
        </draw:frame>
        <draw:frame draw:style-name="gr9" draw:text-style-name="P9" draw:layer="layout" svg:width="1.517cm" svg:height="0.5cm" svg:x="11.817cm" svg:y="8.251cm">
          <draw:text-box>
            <text:p text:style-name="P7"><text:span text:style-name="T2">Hand-Aus</text:span></text:p>
          </draw:text-box>
        </draw:frame>
        <draw:custom-shape draw:style-name="gr3" draw:text-style-name="P2" draw:layer="layout" svg:width="0.2cm" svg:height="4.4cm" svg:x="4.805cm" svg:y="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cm" svg:height="0.3cm" svg:x="10.805cm" svg:y="1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cm" svg:height="0.3cm" svg:x="9.105cm" svg:y="10.8cm">
          <text:p/>
          <draw:enhanced-geometry svg:viewBox="0 0 21600 21600" draw:type="rectangle" draw:enhanced-path="M 0 0 L 21600 0 21600 21600 0 21600 0 0 Z N"/>
        </draw:custom-shape>
        <draw:g draw:style-name="gr13">
          <draw:circle draw:style-name="gr7" draw:text-style-name="P5" draw:layer="layout" svg:width="0.7cm" svg:height="0.7cm" svg:x="2.441cm" svg:y="3.64cm">
            <text:p/>
          </draw:circle>
          <draw:g draw:style-name="gr11">
            <draw:line draw:style-name="gr12" draw:text-style-name="P1" draw:layer="layout" svg:x1="2.505cm" svg:y1="4cm" svg:x2="3.105cm" svg:y2="4cm">
              <text:p/>
            </draw:line>
            <draw:line draw:style-name="gr12" draw:text-style-name="P1" draw:layer="layout" svg:x1="2.805cm" svg:y1="4.3cm" svg:x2="2.805cm" svg:y2="3.7cm">
              <text:p/>
            </draw:line>
          </draw:g>
          <draw:custom-shape draw:style-name="gr16" draw:text-style-name="P10" draw:layer="layout" svg:width="0.2cm" svg:height="0.2cm" svg:x="2.705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25cm" svg:y="3.72cm">
            <text:p/>
          </draw:circle>
          <draw:line draw:style-name="gr12" draw:text-style-name="P1" draw:layer="layout" svg:x1="3.955cm" svg:y1="4cm" svg:x2="4.455cm" svg:y2="4cm">
            <text:p/>
          </draw:line>
          <draw:line draw:style-name="gr12" draw:text-style-name="P1" draw:layer="layout" svg:x1="4.205cm" svg:y1="4.25cm" svg:x2="4.205cm" svg:y2="3.75cm">
            <text:p/>
          </draw:line>
          <draw:custom-shape draw:style-name="gr16" draw:text-style-name="P10" draw:layer="layout" svg:width="0.2cm" svg:height="0.2cm" svg:x="4.106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2.451cm" svg:y="2.51cm">
            <text:p/>
          </draw:circle>
          <draw:g draw:style-name="gr11">
            <draw:line draw:style-name="gr12" draw:text-style-name="P1" draw:layer="layout" svg:x1="2.515cm" svg:y1="2.87cm" svg:x2="3.115cm" svg:y2="2.87cm">
              <text:p/>
            </draw:line>
            <draw:line draw:style-name="gr12" draw:text-style-name="P1" draw:layer="layout" svg:x1="2.815cm" svg:y1="3.17cm" svg:x2="2.815cm" svg:y2="2.57cm">
              <text:p/>
            </draw:line>
          </draw:g>
          <draw:custom-shape draw:style-name="gr16" draw:text-style-name="P10" draw:layer="layout" svg:width="0.2cm" svg:height="0.2cm" svg:x="2.715cm" svg:y="2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35cm" svg:y="2.59cm">
            <text:p/>
          </draw:circle>
          <draw:line draw:style-name="gr12" draw:text-style-name="P1" draw:layer="layout" svg:x1="3.965cm" svg:y1="2.87cm" svg:x2="4.465cm" svg:y2="2.87cm">
            <text:p/>
          </draw:line>
          <draw:line draw:style-name="gr12" draw:text-style-name="P1" draw:layer="layout" svg:x1="4.215cm" svg:y1="3.12cm" svg:x2="4.215cm" svg:y2="2.62cm">
            <text:p/>
          </draw:line>
          <draw:custom-shape draw:style-name="gr16" draw:text-style-name="P10" draw:layer="layout" svg:width="0.2cm" svg:height="0.2cm" svg:x="4.116cm" svg:y="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7" draw:text-style-name="P11" draw:layer="layout" svg:width="4cm" svg:height="0.6cm" svg:x="0.805cm" svg:y="1.6cm">
          <text:p/>
        </draw:rect>
        <draw:frame draw:style-name="gr9" draw:text-style-name="P9" draw:layer="layout" svg:width="3.8cm" svg:height="0.4cm" svg:x="0.905cm" svg:y="1.699cm">
          <draw:text-box>
            <text:p text:style-name="P7"><text:span text:style-name="T2">21: Zweiwegweiche T2</text:span></text:p>
          </draw:text-box>
        </draw:frame>
        <draw:rect draw:style-name="gr8" draw:text-style-name="P6" draw:layer="layout" svg:width="4cm" svg:height="3.6cm" svg:x="0.805cm" svg:y="2.2cm">
          <text:p/>
        </draw:rect>
        <draw:custom-shape draw:style-name="gr4" draw:text-style-name="P2" draw:layer="layout" svg:width="4.4cm" svg:height="0.2cm" svg:x="15.605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1.6cm">
          <text:p/>
          <draw:enhanced-geometry svg:viewBox="0 0 21600 21600" draw:type="rectangle" draw:enhanced-path="M 0 0 L 21600 0 21600 21600 0 21600 0 0 Z N"/>
        </draw:custom-shape>
        <draw:g draw:style-name="gr13">
          <draw:circle draw:style-name="gr7" draw:text-style-name="P5" draw:layer="layout" svg:width="0.7cm" svg:height="0.7cm" svg:x="17.441cm" svg:y="3.64cm">
            <text:p/>
          </draw:circle>
          <draw:g draw:style-name="gr11">
            <draw:line draw:style-name="gr12" draw:text-style-name="P1" draw:layer="layout" svg:x1="17.505cm" svg:y1="4cm" svg:x2="18.105cm" svg:y2="4cm">
              <text:p/>
            </draw:line>
            <draw:line draw:style-name="gr12" draw:text-style-name="P1" draw:layer="layout" svg:x1="17.805cm" svg:y1="4.3cm" svg:x2="17.805cm" svg:y2="3.7cm">
              <text:p/>
            </draw:line>
          </draw:g>
          <draw:custom-shape draw:style-name="gr16" draw:text-style-name="P10" draw:layer="layout" svg:width="0.2cm" svg:height="0.2cm" svg:x="17.705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25cm" svg:y="3.72cm">
            <text:p/>
          </draw:circle>
          <draw:line draw:style-name="gr12" draw:text-style-name="P1" draw:layer="layout" svg:x1="18.955cm" svg:y1="4cm" svg:x2="19.455cm" svg:y2="4cm">
            <text:p/>
          </draw:line>
          <draw:line draw:style-name="gr12" draw:text-style-name="P1" draw:layer="layout" svg:x1="19.205cm" svg:y1="4.25cm" svg:x2="19.205cm" svg:y2="3.75cm">
            <text:p/>
          </draw:line>
          <draw:custom-shape draw:style-name="gr16" draw:text-style-name="P10" draw:layer="layout" svg:width="0.2cm" svg:height="0.2cm" svg:x="19.106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17.451cm" svg:y="4.79cm">
            <text:p/>
          </draw:circle>
          <draw:g draw:style-name="gr11">
            <draw:line draw:style-name="gr12" draw:text-style-name="P1" draw:layer="layout" svg:x1="17.515cm" svg:y1="5.15cm" svg:x2="18.115cm" svg:y2="5.15cm">
              <text:p/>
            </draw:line>
            <draw:line draw:style-name="gr12" draw:text-style-name="P1" draw:layer="layout" svg:x1="17.815cm" svg:y1="5.45cm" svg:x2="17.815cm" svg:y2="4.85cm">
              <text:p/>
            </draw:line>
          </draw:g>
          <draw:custom-shape draw:style-name="gr16" draw:text-style-name="P10" draw:layer="layout" svg:width="0.2cm" svg:height="0.2cm" svg:x="17.715cm" svg:y="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4.87cm">
            <text:p/>
          </draw:circle>
          <draw:line draw:style-name="gr12" draw:text-style-name="P1" draw:layer="layout" svg:x1="18.965cm" svg:y1="5.15cm" svg:x2="19.465cm" svg:y2="5.15cm">
            <text:p/>
          </draw:line>
          <draw:line draw:style-name="gr12" draw:text-style-name="P1" draw:layer="layout" svg:x1="19.215cm" svg:y1="5.4cm" svg:x2="19.215cm" svg:y2="4.9cm">
            <text:p/>
          </draw:line>
          <draw:custom-shape draw:style-name="gr16" draw:text-style-name="P10" draw:layer="layout" svg:width="0.2cm" svg:height="0.2cm" svg:x="19.116cm" svg:y="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5.805cm" svg:y="2.2cm">
          <text:p/>
        </draw:rect>
        <draw:frame draw:style-name="gr9" draw:text-style-name="P9" draw:layer="layout" svg:width="1.2cm" svg:height="0.6cm" svg:x="1.005cm" svg:y="2.5cm">
          <draw:text-box>
            <text:p text:style-name="P7"><text:span text:style-name="T2">LINKS</text:span></text:p>
          </draw:text-box>
        </draw:frame>
        <draw:custom-shape draw:style-name="gr4" draw:text-style-name="P2" draw:layer="layout" svg:width="4.4cm" svg:height="0.2cm" svg:x="5.605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4cm" svg:x2="6.705cm" svg:y2="4cm">
            <text:p/>
          </draw:line>
          <draw:line draw:style-name="gr12" draw:text-style-name="P1" draw:layer="layout" svg:x1="6.405cm" svg:y1="4.3cm" svg:x2="6.405cm" svg:y2="3.7cm">
            <text:p/>
          </draw:line>
        </draw:g>
        <draw:g draw:style-name="gr13">
          <draw:circle draw:style-name="gr7" draw:text-style-name="P5" draw:layer="layout" svg:width="0.7cm" svg:height="0.7cm" svg:x="7.441cm" svg:y="3.64cm">
            <text:p/>
          </draw:circle>
          <draw:g draw:style-name="gr11">
            <draw:line draw:style-name="gr12" draw:text-style-name="P1" draw:layer="layout" svg:x1="7.505cm" svg:y1="4cm" svg:x2="8.105cm" svg:y2="4cm">
              <text:p/>
            </draw:line>
            <draw:line draw:style-name="gr12" draw:text-style-name="P1" draw:layer="layout" svg:x1="7.805cm" svg:y1="4.3cm" svg:x2="7.805cm" svg:y2="3.7cm">
              <text:p/>
            </draw:line>
          </draw:g>
          <draw:custom-shape draw:style-name="gr16" draw:text-style-name="P10" draw:layer="layout" svg:width="0.2cm" svg:height="0.2cm" svg:x="7.705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25cm" svg:y="3.72cm">
            <text:p/>
          </draw:circle>
          <draw:line draw:style-name="gr12" draw:text-style-name="P1" draw:layer="layout" svg:x1="6.155cm" svg:y1="4cm" svg:x2="6.655cm" svg:y2="4cm">
            <text:p/>
          </draw:line>
          <draw:line draw:style-name="gr12" draw:text-style-name="P1" draw:layer="layout" svg:x1="6.405cm" svg:y1="4.25cm" svg:x2="6.405cm" svg:y2="3.75cm">
            <text:p/>
          </draw:line>
          <draw:custom-shape draw:style-name="gr16" draw:text-style-name="P10" draw:layer="layout" svg:width="0.2cm" svg:height="0.2cm" svg:x="6.306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5.15cm" svg:x2="6.715cm" svg:y2="5.15cm">
            <text:p/>
          </draw:line>
          <draw:line draw:style-name="gr12" draw:text-style-name="P1" draw:layer="layout" svg:x1="6.415cm" svg:y1="5.45cm" svg:x2="6.415cm" svg:y2="4.85cm">
            <text:p/>
          </draw:line>
        </draw:g>
        <draw:g draw:style-name="gr13">
          <draw:circle draw:style-name="gr7" draw:text-style-name="P5" draw:layer="layout" svg:width="0.7cm" svg:height="0.7cm" svg:x="7.451cm" svg:y="4.79cm">
            <text:p/>
          </draw:circle>
          <draw:g draw:style-name="gr11">
            <draw:line draw:style-name="gr12" draw:text-style-name="P1" draw:layer="layout" svg:x1="7.515cm" svg:y1="5.15cm" svg:x2="8.115cm" svg:y2="5.15cm">
              <text:p/>
            </draw:line>
            <draw:line draw:style-name="gr12" draw:text-style-name="P1" draw:layer="layout" svg:x1="7.815cm" svg:y1="5.45cm" svg:x2="7.815cm" svg:y2="4.85cm">
              <text:p/>
            </draw:line>
          </draw:g>
          <draw:custom-shape draw:style-name="gr16" draw:text-style-name="P10" draw:layer="layout" svg:width="0.2cm" svg:height="0.2cm" svg:x="7.715cm" svg:y="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35cm" svg:y="4.87cm">
            <text:p/>
          </draw:circle>
          <draw:line draw:style-name="gr12" draw:text-style-name="P1" draw:layer="layout" svg:x1="6.165cm" svg:y1="5.15cm" svg:x2="6.665cm" svg:y2="5.15cm">
            <text:p/>
          </draw:line>
          <draw:line draw:style-name="gr12" draw:text-style-name="P1" draw:layer="layout" svg:x1="6.415cm" svg:y1="5.4cm" svg:x2="6.415cm" svg:y2="4.9cm">
            <text:p/>
          </draw:line>
          <draw:custom-shape draw:style-name="gr16" draw:text-style-name="P10" draw:layer="layout" svg:width="0.2cm" svg:height="0.2cm" svg:x="6.316cm" svg:y="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5.805cm" svg:y="2.2cm">
          <text:p/>
        </draw:rect>
        <draw:g draw:style-name="gr11">
          <draw:line draw:style-name="gr12" draw:text-style-name="P1" draw:layer="layout" svg:x1="6.105cm" svg:y1="4cm" svg:x2="6.705cm" svg:y2="4cm">
            <text:p/>
          </draw:line>
          <draw:line draw:style-name="gr12" draw:text-style-name="P1" draw:layer="layout" svg:x1="6.405cm" svg:y1="4.3cm" svg:x2="6.405cm" svg:y2="3.7cm">
            <text:p/>
          </draw:line>
        </draw:g>
        <draw:frame draw:style-name="gr9" draw:text-style-name="P9" draw:layer="layout" svg:width="1.2cm" svg:height="0.6cm" svg:x="8.405cm" svg:y="5cm">
          <draw:text-box>
            <text:p text:style-name="P7"><text:span text:style-name="T2">LINKS</text:span></text:p>
          </draw:text-box>
        </draw:frame>
        <draw:rect draw:style-name="gr17" draw:text-style-name="P11" draw:layer="layout" svg:width="4cm" svg:height="0.6cm" svg:x="5.805cm" svg:y="1.6cm">
          <text:p/>
        </draw:rect>
        <draw:frame draw:style-name="gr9" draw:text-style-name="P9" draw:layer="layout" svg:width="3.8cm" svg:height="0.4cm" svg:x="5.905cm" svg:y="1.699cm">
          <draw:text-box>
            <text:p text:style-name="P7"><text:span text:style-name="T2">21: Zweiwegweiche T2</text:span></text:p>
          </draw:text-box>
        </draw:frame>
        <draw:custom-shape draw:style-name="gr4" draw:text-style-name="P2" draw:layer="layout" svg:width="4.4cm" svg:height="0.2cm" svg:x="15.605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6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6.105cm" svg:y1="9cm" svg:x2="16.705cm" svg:y2="9cm">
            <text:p/>
          </draw:line>
          <draw:line draw:style-name="gr12" draw:text-style-name="P1" draw:layer="layout" svg:x1="16.405cm" svg:y1="9.3cm" svg:x2="16.405cm" svg:y2="8.7cm">
            <text:p/>
          </draw:line>
        </draw:g>
        <draw:g draw:style-name="gr13">
          <draw:circle draw:style-name="gr7" draw:text-style-name="P5" draw:layer="layout" svg:width="0.7cm" svg:height="0.7cm" svg:x="17.441cm" svg:y="8.64cm">
            <text:p/>
          </draw:circle>
          <draw:g draw:style-name="gr11">
            <draw:line draw:style-name="gr12" draw:text-style-name="P1" draw:layer="layout" svg:x1="17.505cm" svg:y1="9cm" svg:x2="18.105cm" svg:y2="9cm">
              <text:p/>
            </draw:line>
            <draw:line draw:style-name="gr12" draw:text-style-name="P1" draw:layer="layout" svg:x1="17.805cm" svg:y1="9.3cm" svg:x2="17.805cm" svg:y2="8.7cm">
              <text:p/>
            </draw:line>
          </draw:g>
          <draw:custom-shape draw:style-name="gr16" draw:text-style-name="P10" draw:layer="layout" svg:width="0.2cm" svg:height="0.2cm" svg:x="17.70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25cm" svg:y="8.72cm">
            <text:p/>
          </draw:circle>
          <draw:line draw:style-name="gr12" draw:text-style-name="P1" draw:layer="layout" svg:x1="16.155cm" svg:y1="9cm" svg:x2="16.655cm" svg:y2="9cm">
            <text:p/>
          </draw:line>
          <draw:line draw:style-name="gr12" draw:text-style-name="P1" draw:layer="layout" svg:x1="16.405cm" svg:y1="9.25cm" svg:x2="16.405cm" svg:y2="8.75cm">
            <text:p/>
          </draw:line>
          <draw:custom-shape draw:style-name="gr16" draw:text-style-name="P10" draw:layer="layout" svg:width="0.2cm" svg:height="0.2cm" svg:x="16.306cm" svg:y="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7.59cm">
            <text:p/>
          </draw:circle>
          <draw:line draw:style-name="gr12" draw:text-style-name="P1" draw:layer="layout" svg:x1="18.965cm" svg:y1="7.87cm" svg:x2="19.465cm" svg:y2="7.87cm">
            <text:p/>
          </draw:line>
          <draw:line draw:style-name="gr12" draw:text-style-name="P1" draw:layer="layout" svg:x1="19.215cm" svg:y1="8.12cm" svg:x2="19.215cm" svg:y2="7.62cm">
            <text:p/>
          </draw:line>
          <draw:custom-shape draw:style-name="gr16" draw:text-style-name="P10" draw:layer="layout" svg:width="0.2cm" svg:height="0.2cm" svg:x="19.11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9.87cm">
            <text:p/>
          </draw:circle>
          <draw:line draw:style-name="gr12" draw:text-style-name="P1" draw:layer="layout" svg:x1="18.965cm" svg:y1="10.15cm" svg:x2="19.465cm" svg:y2="10.15cm">
            <text:p/>
          </draw:line>
          <draw:line draw:style-name="gr12" draw:text-style-name="P1" draw:layer="layout" svg:x1="19.215cm" svg:y1="10.4cm" svg:x2="19.215cm" svg:y2="9.9cm">
            <text:p/>
          </draw:line>
          <draw:custom-shape draw:style-name="gr16" draw:text-style-name="P10" draw:layer="layout" svg:width="0.2cm" svg:height="0.2cm" svg:x="19.11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5.805cm" svg:y="7.2cm">
          <text:p/>
        </draw:rect>
        <draw:custom-shape draw:style-name="gr4" draw:text-style-name="P2" draw:layer="layout" svg:width="4.4cm" svg:height="0.2cm" svg:x="10.605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0.605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1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1.105cm" svg:y1="4cm" svg:x2="11.705cm" svg:y2="4cm">
            <text:p/>
          </draw:line>
          <draw:line draw:style-name="gr12" draw:text-style-name="P1" draw:layer="layout" svg:x1="11.405cm" svg:y1="4.3cm" svg:x2="11.405cm" svg:y2="3.7cm">
            <text:p/>
          </draw:line>
        </draw:g>
        <draw:g draw:style-name="gr13">
          <draw:circle draw:style-name="gr7" draw:text-style-name="P5" draw:layer="layout" svg:width="0.7cm" svg:height="0.7cm" svg:x="12.441cm" svg:y="3.64cm">
            <text:p/>
          </draw:circle>
          <draw:g draw:style-name="gr11">
            <draw:line draw:style-name="gr12" draw:text-style-name="P1" draw:layer="layout" svg:x1="12.505cm" svg:y1="4cm" svg:x2="13.105cm" svg:y2="4cm">
              <text:p/>
            </draw:line>
            <draw:line draw:style-name="gr12" draw:text-style-name="P1" draw:layer="layout" svg:x1="12.805cm" svg:y1="4.3cm" svg:x2="12.805cm" svg:y2="3.7cm">
              <text:p/>
            </draw:line>
          </draw:g>
          <draw:custom-shape draw:style-name="gr16" draw:text-style-name="P10" draw:layer="layout" svg:width="0.2cm" svg:height="0.2cm" svg:x="12.705cm" svg:y="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25cm" svg:y="3.72cm">
            <text:p/>
          </draw:circle>
          <draw:line draw:style-name="gr12" draw:text-style-name="P1" draw:layer="layout" svg:x1="11.155cm" svg:y1="4cm" svg:x2="11.655cm" svg:y2="4cm">
            <text:p/>
          </draw:line>
          <draw:line draw:style-name="gr12" draw:text-style-name="P1" draw:layer="layout" svg:x1="11.405cm" svg:y1="4.25cm" svg:x2="11.405cm" svg:y2="3.75cm">
            <text:p/>
          </draw:line>
          <draw:custom-shape draw:style-name="gr16" draw:text-style-name="P10" draw:layer="layout" svg:width="0.2cm" svg:height="0.2cm" svg:x="11.306cm" svg:y="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2.87cm" svg:x2="11.715cm" svg:y2="2.87cm">
            <text:p/>
          </draw:line>
          <draw:line draw:style-name="gr12" draw:text-style-name="P1" draw:layer="layout" svg:x1="11.415cm" svg:y1="3.17cm" svg:x2="11.415cm" svg:y2="2.57cm">
            <text:p/>
          </draw:line>
        </draw:g>
        <draw:g draw:style-name="gr13">
          <draw:circle draw:style-name="gr7" draw:text-style-name="P5" draw:layer="layout" svg:width="0.7cm" svg:height="0.7cm" svg:x="12.451cm" svg:y="2.51cm">
            <text:p/>
          </draw:circle>
          <draw:g draw:style-name="gr11">
            <draw:line draw:style-name="gr12" draw:text-style-name="P1" draw:layer="layout" svg:x1="12.515cm" svg:y1="2.87cm" svg:x2="13.115cm" svg:y2="2.87cm">
              <text:p/>
            </draw:line>
            <draw:line draw:style-name="gr12" draw:text-style-name="P1" draw:layer="layout" svg:x1="12.815cm" svg:y1="3.17cm" svg:x2="12.815cm" svg:y2="2.57cm">
              <text:p/>
            </draw:line>
          </draw:g>
          <draw:custom-shape draw:style-name="gr16" draw:text-style-name="P10" draw:layer="layout" svg:width="0.2cm" svg:height="0.2cm" svg:x="12.715cm" svg:y="2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2.59cm">
            <text:p/>
          </draw:circle>
          <draw:line draw:style-name="gr12" draw:text-style-name="P1" draw:layer="layout" svg:x1="11.165cm" svg:y1="2.87cm" svg:x2="11.665cm" svg:y2="2.87cm">
            <text:p/>
          </draw:line>
          <draw:line draw:style-name="gr12" draw:text-style-name="P1" draw:layer="layout" svg:x1="11.415cm" svg:y1="3.12cm" svg:x2="11.415cm" svg:y2="2.62cm">
            <text:p/>
          </draw:line>
          <draw:custom-shape draw:style-name="gr16" draw:text-style-name="P10" draw:layer="layout" svg:width="0.2cm" svg:height="0.2cm" svg:x="11.316cm" svg:y="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0.805cm" svg:y="2.2cm">
          <text:p/>
        </draw:rect>
        <draw:rect draw:style-name="gr17" draw:text-style-name="P11" draw:layer="layout" svg:width="4cm" svg:height="0.6cm" svg:x="10.805cm" svg:y="1.6cm">
          <text:p/>
        </draw:rect>
        <draw:frame draw:style-name="gr9" draw:text-style-name="P9" draw:layer="layout" svg:width="3.8cm" svg:height="0.4cm" svg:x="10.905cm" svg:y="1.699cm">
          <draw:text-box>
            <text:p text:style-name="P7"><text:span text:style-name="T2">141: Weiche Gleis 2 auf 1</text:span></text:p>
          </draw:text-box>
        </draw:frame>
        <draw:rect draw:style-name="gr17" draw:text-style-name="P11" draw:layer="layout" svg:width="4cm" svg:height="0.6cm" svg:x="15.805cm" svg:y="1.6cm">
          <text:p/>
        </draw:rect>
        <draw:frame draw:style-name="gr9" draw:text-style-name="P9" draw:layer="layout" svg:width="3.8cm" svg:height="0.4cm" svg:x="15.905cm" svg:y="1.699cm">
          <draw:text-box>
            <text:p text:style-name="P7"><text:span text:style-name="T2">21: Zweiwegweiche T2</text:span></text:p>
          </draw:text-box>
        </draw:frame>
        <draw:frame draw:style-name="gr9" draw:text-style-name="P9" draw:layer="layout" svg:width="1.2cm" svg:height="0.6cm" svg:x="13.405cm" svg:y="2.5cm">
          <draw:text-box>
            <text:p text:style-name="P7"><text:span text:style-name="T2">RECHTS</text:span></text:p>
          </draw:text-box>
        </draw:frame>
        <draw:frame draw:style-name="gr9" draw:text-style-name="P9" draw:layer="layout" svg:width="1.2cm" svg:height="0.6cm" svg:x="16.005cm" svg:y="5cm">
          <draw:text-box>
            <text:p text:style-name="P7"><text:span text:style-name="T2">RECHTS</text:span></text:p>
          </draw:text-box>
        </draw:frame>
        <draw:g draw:style-name="gr11">
          <draw:line draw:style-name="gr12" draw:text-style-name="P1" draw:layer="layout" svg:x1="11.105cm" svg:y1="9cm" svg:x2="11.705cm" svg:y2="9cm">
            <text:p/>
          </draw:line>
          <draw:line draw:style-name="gr12" draw:text-style-name="P1" draw:layer="layout" svg:x1="11.405cm" svg:y1="9.3cm" svg:x2="11.405cm" svg:y2="8.7cm">
            <text:p/>
          </draw:line>
        </draw:g>
        <draw:g draw:style-name="gr13">
          <draw:circle draw:style-name="gr6" draw:text-style-name="P4" draw:layer="layout" svg:width="0.56cm" svg:height="0.56cm" svg:x="11.125cm" svg:y="8.72cm">
            <text:p/>
          </draw:circle>
          <draw:line draw:style-name="gr12" draw:text-style-name="P1" draw:layer="layout" svg:x1="11.155cm" svg:y1="9cm" svg:x2="11.655cm" svg:y2="9cm">
            <text:p/>
          </draw:line>
          <draw:line draw:style-name="gr12" draw:text-style-name="P1" draw:layer="layout" svg:x1="11.405cm" svg:y1="9.25cm" svg:x2="11.405cm" svg:y2="8.75cm">
            <text:p/>
          </draw:line>
          <draw:custom-shape draw:style-name="gr16" draw:text-style-name="P10" draw:layer="layout" svg:width="0.2cm" svg:height="0.2cm" svg:x="11.306cm" svg:y="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7.87cm" svg:x2="11.715cm" svg:y2="7.87cm">
            <text:p/>
          </draw:line>
          <draw:line draw:style-name="gr12" draw:text-style-name="P1" draw:layer="layout" svg:x1="11.415cm" svg:y1="8.17cm" svg:x2="11.415cm" svg:y2="7.57cm">
            <text:p/>
          </draw:line>
        </draw:g>
        <draw:g draw:style-name="gr13">
          <draw:circle draw:style-name="gr7" draw:text-style-name="P5" draw:layer="layout" svg:width="0.7cm" svg:height="0.7cm" svg:x="12.451cm" svg:y="7.51cm">
            <text:p/>
          </draw:circle>
          <draw:g draw:style-name="gr11">
            <draw:line draw:style-name="gr12" draw:text-style-name="P1" draw:layer="layout" svg:x1="12.515cm" svg:y1="7.87cm" svg:x2="13.115cm" svg:y2="7.87cm">
              <text:p/>
            </draw:line>
            <draw:line draw:style-name="gr12" draw:text-style-name="P1" draw:layer="layout" svg:x1="12.815cm" svg:y1="8.17cm" svg:x2="12.815cm" svg:y2="7.57cm">
              <text:p/>
            </draw:line>
          </draw:g>
          <draw:custom-shape draw:style-name="gr16" draw:text-style-name="P10" draw:layer="layout" svg:width="0.2cm" svg:height="0.2cm" svg:x="12.715cm" svg:y="7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3.935cm" svg:y="7.59cm">
            <text:p/>
          </draw:circle>
          <draw:line draw:style-name="gr12" draw:text-style-name="P1" draw:layer="layout" svg:x1="13.965cm" svg:y1="7.87cm" svg:x2="14.465cm" svg:y2="7.87cm">
            <text:p/>
          </draw:line>
          <draw:line draw:style-name="gr12" draw:text-style-name="P1" draw:layer="layout" svg:x1="14.215cm" svg:y1="8.12cm" svg:x2="14.215cm" svg:y2="7.62cm">
            <text:p/>
          </draw:line>
          <draw:custom-shape draw:style-name="gr16" draw:text-style-name="P10" draw:layer="layout" svg:width="0.2cm" svg:height="0.2cm" svg:x="14.11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7.59cm">
            <text:p/>
          </draw:circle>
          <draw:line draw:style-name="gr12" draw:text-style-name="P1" draw:layer="layout" svg:x1="11.165cm" svg:y1="7.87cm" svg:x2="11.665cm" svg:y2="7.87cm">
            <text:p/>
          </draw:line>
          <draw:line draw:style-name="gr12" draw:text-style-name="P1" draw:layer="layout" svg:x1="11.415cm" svg:y1="8.12cm" svg:x2="11.415cm" svg:y2="7.62cm">
            <text:p/>
          </draw:line>
          <draw:custom-shape draw:style-name="gr16" draw:text-style-name="P10" draw:layer="layout" svg:width="0.2cm" svg:height="0.2cm" svg:x="11.31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0.15cm" svg:x2="11.715cm" svg:y2="10.15cm">
            <text:p/>
          </draw:line>
          <draw:line draw:style-name="gr12" draw:text-style-name="P1" draw:layer="layout" svg:x1="11.415cm" svg:y1="10.45cm" svg:x2="11.415cm" svg:y2="9.85cm">
            <text:p/>
          </draw:line>
        </draw:g>
        <draw:g draw:style-name="gr13">
          <draw:circle draw:style-name="gr7" draw:text-style-name="P5" draw:layer="layout" svg:width="0.7cm" svg:height="0.7cm" svg:x="12.451cm" svg:y="9.79cm">
            <text:p/>
          </draw:circle>
          <draw:g draw:style-name="gr11">
            <draw:line draw:style-name="gr12" draw:text-style-name="P1" draw:layer="layout" svg:x1="12.515cm" svg:y1="10.15cm" svg:x2="13.115cm" svg:y2="10.15cm">
              <text:p/>
            </draw:line>
            <draw:line draw:style-name="gr12" draw:text-style-name="P1" draw:layer="layout" svg:x1="12.815cm" svg:y1="10.45cm" svg:x2="12.815cm" svg:y2="9.85cm">
              <text:p/>
            </draw:line>
          </draw:g>
          <draw:custom-shape draw:style-name="gr16" draw:text-style-name="P10" draw:layer="layout" svg:width="0.2cm" svg:height="0.2cm" svg:x="12.715cm" svg:y="1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3.935cm" svg:y="9.87cm">
            <text:p/>
          </draw:circle>
          <draw:line draw:style-name="gr12" draw:text-style-name="P1" draw:layer="layout" svg:x1="13.965cm" svg:y1="10.15cm" svg:x2="14.465cm" svg:y2="10.15cm">
            <text:p/>
          </draw:line>
          <draw:line draw:style-name="gr12" draw:text-style-name="P1" draw:layer="layout" svg:x1="14.215cm" svg:y1="10.4cm" svg:x2="14.215cm" svg:y2="9.9cm">
            <text:p/>
          </draw:line>
          <draw:custom-shape draw:style-name="gr16" draw:text-style-name="P10" draw:layer="layout" svg:width="0.2cm" svg:height="0.2cm" svg:x="14.11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9.87cm">
            <text:p/>
          </draw:circle>
          <draw:line draw:style-name="gr12" draw:text-style-name="P1" draw:layer="layout" svg:x1="11.165cm" svg:y1="10.15cm" svg:x2="11.665cm" svg:y2="10.15cm">
            <text:p/>
          </draw:line>
          <draw:line draw:style-name="gr12" draw:text-style-name="P1" draw:layer="layout" svg:x1="11.415cm" svg:y1="10.4cm" svg:x2="11.415cm" svg:y2="9.9cm">
            <text:p/>
          </draw:line>
          <draw:custom-shape draw:style-name="gr16" draw:text-style-name="P10" draw:layer="layout" svg:width="0.2cm" svg:height="0.2cm" svg:x="11.31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0.805cm" svg:y="7.2cm">
          <text:p/>
        </draw:rect>
        <draw:custom-shape draw:style-name="gr4" draw:text-style-name="P2" draw:layer="layout" svg:width="4.4cm" svg:height="0.2cm" svg:x="5.605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6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9cm" svg:x2="6.705cm" svg:y2="9cm">
            <text:p/>
          </draw:line>
          <draw:line draw:style-name="gr12" draw:text-style-name="P1" draw:layer="layout" svg:x1="6.405cm" svg:y1="9.3cm" svg:x2="6.405cm" svg:y2="8.7cm">
            <text:p/>
          </draw:line>
        </draw:g>
        <draw:g draw:style-name="gr13">
          <draw:circle draw:style-name="gr7" draw:text-style-name="P5" draw:layer="layout" svg:width="0.7cm" svg:height="0.7cm" svg:x="7.441cm" svg:y="8.64cm">
            <text:p/>
          </draw:circle>
          <draw:g draw:style-name="gr11">
            <draw:line draw:style-name="gr12" draw:text-style-name="P1" draw:layer="layout" svg:x1="7.505cm" svg:y1="9cm" svg:x2="8.105cm" svg:y2="9cm">
              <text:p/>
            </draw:line>
            <draw:line draw:style-name="gr12" draw:text-style-name="P1" draw:layer="layout" svg:x1="7.805cm" svg:y1="9.3cm" svg:x2="7.805cm" svg:y2="8.7cm">
              <text:p/>
            </draw:line>
          </draw:g>
          <draw:custom-shape draw:style-name="gr16" draw:text-style-name="P10" draw:layer="layout" svg:width="0.2cm" svg:height="0.2cm" svg:x="7.70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25cm" svg:y="8.72cm">
            <text:p/>
          </draw:circle>
          <draw:line draw:style-name="gr12" draw:text-style-name="P1" draw:layer="layout" svg:x1="6.155cm" svg:y1="9cm" svg:x2="6.655cm" svg:y2="9cm">
            <text:p/>
          </draw:line>
          <draw:line draw:style-name="gr12" draw:text-style-name="P1" draw:layer="layout" svg:x1="6.405cm" svg:y1="9.25cm" svg:x2="6.405cm" svg:y2="8.75cm">
            <text:p/>
          </draw:line>
          <draw:custom-shape draw:style-name="gr16" draw:text-style-name="P10" draw:layer="layout" svg:width="0.2cm" svg:height="0.2cm" svg:x="6.306cm" svg:y="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7.87cm" svg:x2="6.715cm" svg:y2="7.87cm">
            <text:p/>
          </draw:line>
          <draw:line draw:style-name="gr12" draw:text-style-name="P1" draw:layer="layout" svg:x1="6.415cm" svg:y1="8.17cm" svg:x2="6.415cm" svg:y2="7.57cm">
            <text:p/>
          </draw:line>
        </draw:g>
        <draw:g draw:style-name="gr13">
          <draw:circle draw:style-name="gr7" draw:text-style-name="P5" draw:layer="layout" svg:width="0.7cm" svg:height="0.7cm" svg:x="7.451cm" svg:y="7.51cm">
            <text:p/>
          </draw:circle>
          <draw:g draw:style-name="gr11">
            <draw:line draw:style-name="gr12" draw:text-style-name="P1" draw:layer="layout" svg:x1="7.515cm" svg:y1="7.87cm" svg:x2="8.115cm" svg:y2="7.87cm">
              <text:p/>
            </draw:line>
            <draw:line draw:style-name="gr12" draw:text-style-name="P1" draw:layer="layout" svg:x1="7.815cm" svg:y1="8.17cm" svg:x2="7.815cm" svg:y2="7.57cm">
              <text:p/>
            </draw:line>
          </draw:g>
          <draw:custom-shape draw:style-name="gr16" draw:text-style-name="P10" draw:layer="layout" svg:width="0.2cm" svg:height="0.2cm" svg:x="7.715cm" svg:y="7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35cm" svg:y="7.59cm">
            <text:p/>
          </draw:circle>
          <draw:line draw:style-name="gr12" draw:text-style-name="P1" draw:layer="layout" svg:x1="6.165cm" svg:y1="7.87cm" svg:x2="6.665cm" svg:y2="7.87cm">
            <text:p/>
          </draw:line>
          <draw:line draw:style-name="gr12" draw:text-style-name="P1" draw:layer="layout" svg:x1="6.415cm" svg:y1="8.12cm" svg:x2="6.415cm" svg:y2="7.62cm">
            <text:p/>
          </draw:line>
          <draw:custom-shape draw:style-name="gr16" draw:text-style-name="P10" draw:layer="layout" svg:width="0.2cm" svg:height="0.2cm" svg:x="6.31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10.15cm" svg:x2="6.715cm" svg:y2="10.15cm">
            <text:p/>
          </draw:line>
          <draw:line draw:style-name="gr12" draw:text-style-name="P1" draw:layer="layout" svg:x1="6.415cm" svg:y1="10.45cm" svg:x2="6.415cm" svg:y2="9.85cm">
            <text:p/>
          </draw:line>
        </draw:g>
        <draw:g draw:style-name="gr13">
          <draw:circle draw:style-name="gr7" draw:text-style-name="P5" draw:layer="layout" svg:width="0.7cm" svg:height="0.7cm" svg:x="7.451cm" svg:y="9.79cm">
            <text:p/>
          </draw:circle>
          <draw:g draw:style-name="gr11">
            <draw:line draw:style-name="gr12" draw:text-style-name="P1" draw:layer="layout" svg:x1="7.515cm" svg:y1="10.15cm" svg:x2="8.115cm" svg:y2="10.15cm">
              <text:p/>
            </draw:line>
            <draw:line draw:style-name="gr12" draw:text-style-name="P1" draw:layer="layout" svg:x1="7.815cm" svg:y1="10.45cm" svg:x2="7.815cm" svg:y2="9.85cm">
              <text:p/>
            </draw:line>
          </draw:g>
          <draw:custom-shape draw:style-name="gr16" draw:text-style-name="P10" draw:layer="layout" svg:width="0.2cm" svg:height="0.2cm" svg:x="7.715cm" svg:y="1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35cm" svg:y="9.87cm">
            <text:p/>
          </draw:circle>
          <draw:line draw:style-name="gr12" draw:text-style-name="P1" draw:layer="layout" svg:x1="6.165cm" svg:y1="10.15cm" svg:x2="6.665cm" svg:y2="10.15cm">
            <text:p/>
          </draw:line>
          <draw:line draw:style-name="gr12" draw:text-style-name="P1" draw:layer="layout" svg:x1="6.415cm" svg:y1="10.4cm" svg:x2="6.415cm" svg:y2="9.9cm">
            <text:p/>
          </draw:line>
          <draw:custom-shape draw:style-name="gr16" draw:text-style-name="P10" draw:layer="layout" svg:width="0.2cm" svg:height="0.2cm" svg:x="6.31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5.805cm" svg:y="7.2cm">
          <text:p/>
        </draw:rect>
        <draw:g draw:style-name="gr13">
          <draw:circle draw:style-name="gr7" draw:text-style-name="P5" draw:layer="layout" svg:width="0.7cm" svg:height="0.7cm" svg:x="2.441cm" svg:y="8.64cm">
            <text:p/>
          </draw:circle>
          <draw:g draw:style-name="gr11">
            <draw:line draw:style-name="gr12" draw:text-style-name="P1" draw:layer="layout" svg:x1="2.505cm" svg:y1="9cm" svg:x2="3.105cm" svg:y2="9cm">
              <text:p/>
            </draw:line>
            <draw:line draw:style-name="gr12" draw:text-style-name="P1" draw:layer="layout" svg:x1="2.805cm" svg:y1="9.3cm" svg:x2="2.805cm" svg:y2="8.7cm">
              <text:p/>
            </draw:line>
          </draw:g>
          <draw:custom-shape draw:style-name="gr16" draw:text-style-name="P10" draw:layer="layout" svg:width="0.2cm" svg:height="0.2cm" svg:x="2.70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25cm" svg:y="8.72cm">
            <text:p/>
          </draw:circle>
          <draw:line draw:style-name="gr12" draw:text-style-name="P1" draw:layer="layout" svg:x1="3.955cm" svg:y1="9cm" svg:x2="4.455cm" svg:y2="9cm">
            <text:p/>
          </draw:line>
          <draw:line draw:style-name="gr12" draw:text-style-name="P1" draw:layer="layout" svg:x1="4.205cm" svg:y1="9.25cm" svg:x2="4.205cm" svg:y2="8.75cm">
            <text:p/>
          </draw:line>
          <draw:custom-shape draw:style-name="gr16" draw:text-style-name="P10" draw:layer="layout" svg:width="0.2cm" svg:height="0.2cm" svg:x="4.106cm" svg:y="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2.451cm" svg:y="7.51cm">
            <text:p/>
          </draw:circle>
          <draw:g draw:style-name="gr11">
            <draw:line draw:style-name="gr12" draw:text-style-name="P1" draw:layer="layout" svg:x1="2.515cm" svg:y1="7.87cm" svg:x2="3.115cm" svg:y2="7.87cm">
              <text:p/>
            </draw:line>
            <draw:line draw:style-name="gr12" draw:text-style-name="P1" draw:layer="layout" svg:x1="2.815cm" svg:y1="8.17cm" svg:x2="2.815cm" svg:y2="7.57cm">
              <text:p/>
            </draw:line>
          </draw:g>
          <draw:custom-shape draw:style-name="gr16" draw:text-style-name="P10" draw:layer="layout" svg:width="0.2cm" svg:height="0.2cm" svg:x="2.715cm" svg:y="7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35cm" svg:y="7.59cm">
            <text:p/>
          </draw:circle>
          <draw:line draw:style-name="gr12" draw:text-style-name="P1" draw:layer="layout" svg:x1="3.965cm" svg:y1="7.87cm" svg:x2="4.465cm" svg:y2="7.87cm">
            <text:p/>
          </draw:line>
          <draw:line draw:style-name="gr12" draw:text-style-name="P1" draw:layer="layout" svg:x1="4.215cm" svg:y1="8.12cm" svg:x2="4.215cm" svg:y2="7.62cm">
            <text:p/>
          </draw:line>
          <draw:custom-shape draw:style-name="gr16" draw:text-style-name="P10" draw:layer="layout" svg:width="0.2cm" svg:height="0.2cm" svg:x="4.116cm" svg:y="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2.451cm" svg:y="9.79cm">
            <text:p/>
          </draw:circle>
          <draw:g draw:style-name="gr11">
            <draw:line draw:style-name="gr12" draw:text-style-name="P1" draw:layer="layout" svg:x1="2.515cm" svg:y1="10.15cm" svg:x2="3.115cm" svg:y2="10.15cm">
              <text:p/>
            </draw:line>
            <draw:line draw:style-name="gr12" draw:text-style-name="P1" draw:layer="layout" svg:x1="2.815cm" svg:y1="10.45cm" svg:x2="2.815cm" svg:y2="9.85cm">
              <text:p/>
            </draw:line>
          </draw:g>
          <draw:custom-shape draw:style-name="gr16" draw:text-style-name="P10" draw:layer="layout" svg:width="0.2cm" svg:height="0.2cm" svg:x="2.715cm" svg:y="1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35cm" svg:y="9.87cm">
            <text:p/>
          </draw:circle>
          <draw:line draw:style-name="gr12" draw:text-style-name="P1" draw:layer="layout" svg:x1="3.965cm" svg:y1="10.15cm" svg:x2="4.465cm" svg:y2="10.15cm">
            <text:p/>
          </draw:line>
          <draw:line draw:style-name="gr12" draw:text-style-name="P1" draw:layer="layout" svg:x1="4.215cm" svg:y1="10.4cm" svg:x2="4.215cm" svg:y2="9.9cm">
            <text:p/>
          </draw:line>
          <draw:custom-shape draw:style-name="gr16" draw:text-style-name="P10" draw:layer="layout" svg:width="0.2cm" svg:height="0.2cm" svg:x="4.116cm" svg:y="1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0.805cm" svg:y="7.2cm">
          <text:p/>
        </draw:rect>
        <draw:rect draw:style-name="gr17" draw:text-style-name="P11" draw:layer="layout" svg:width="4cm" svg:height="0.6cm" svg:x="15.805cm" svg:y="6.6cm">
          <text:p/>
        </draw:rect>
        <draw:frame draw:style-name="gr9" draw:text-style-name="P9" draw:layer="layout" svg:width="3.4cm" svg:height="0.4cm" svg:x="16.105cm" svg:y="6.699cm">
          <draw:text-box>
            <text:p text:style-name="P7"><text:span text:style-name="T2">11: Entkuppler UC</text:span></text:p>
          </draw:text-box>
        </draw:frame>
        <draw:rect draw:style-name="gr17" draw:text-style-name="P11" draw:layer="layout" svg:width="4cm" svg:height="0.6cm" svg:x="10.805cm" svg:y="6.6cm">
          <text:p/>
        </draw:rect>
        <draw:frame draw:style-name="gr9" draw:text-style-name="P9" draw:layer="layout" svg:width="3.8cm" svg:height="0.4cm" svg:x="10.905cm" svg:y="6.699cm">
          <draw:text-box>
            <text:p text:style-name="P7"><text:span text:style-name="T2">41: Abschaltbares Gleis DT</text:span></text:p>
          </draw:text-box>
        </draw:frame>
        <draw:rect draw:style-name="gr17" draw:text-style-name="P11" draw:layer="layout" svg:width="4cm" svg:height="0.6cm" svg:x="5.805cm" svg:y="6.6cm">
          <text:p/>
        </draw:rect>
        <draw:frame draw:style-name="gr9" draw:text-style-name="P9" draw:layer="layout" svg:width="3.8cm" svg:height="0.4cm" svg:x="5.905cm" svg:y="6.699cm">
          <draw:text-box>
            <text:p text:style-name="P7"><text:span text:style-name="T2">31: Dreiwegweiche T3</text:span></text:p>
          </draw:text-box>
        </draw:frame>
        <draw:rect draw:style-name="gr17" draw:text-style-name="P11" draw:layer="layout" svg:width="4cm" svg:height="0.6cm" svg:x="0.805cm" svg:y="6.6cm">
          <text:p/>
        </draw:rect>
        <draw:frame draw:style-name="gr9" draw:text-style-name="P9" draw:layer="layout" svg:width="3.8cm" svg:height="0.4cm" svg:x="0.905cm" svg:y="6.699cm">
          <draw:text-box>
            <text:p text:style-name="P7"><text:span text:style-name="T2">31: Dreiwegweiche T3</text:span></text:p>
          </draw:text-box>
        </draw:frame>
        <draw:frame draw:style-name="gr9" draw:text-style-name="P9" draw:layer="layout" svg:width="1.2cm" svg:height="0.6cm" svg:x="1.005cm" svg:y="7.5cm">
          <draw:text-box>
            <text:p text:style-name="P7"><text:span text:style-name="T2">LINKS</text:span></text:p>
          </draw:text-box>
        </draw:frame>
        <draw:frame draw:style-name="gr9" draw:text-style-name="P9" draw:layer="layout" svg:width="1.2cm" svg:height="0.6cm" svg:x="1.005cm" svg:y="10cm">
          <draw:text-box>
            <text:p text:style-name="P7"><text:span text:style-name="T2">RECHTS</text:span></text:p>
          </draw:text-box>
        </draw:frame>
        <draw:frame draw:style-name="gr9" draw:text-style-name="P9" draw:layer="layout" svg:width="1.2cm" svg:height="0.6cm" svg:x="8.405cm" svg:y="10cm">
          <draw:text-box>
            <text:p text:style-name="P7"><text:span text:style-name="T2">LINKS</text:span></text:p>
          </draw:text-box>
        </draw:frame>
        <draw:frame draw:style-name="gr9" draw:text-style-name="P9" draw:layer="layout" svg:width="1.2cm" svg:height="0.6cm" svg:x="8.405cm" svg:y="7.5cm">
          <draw:text-box>
            <text:p text:style-name="P7"><text:span text:style-name="T2">RECHTS</text:span></text:p>
          </draw:text-box>
        </draw:frame>
        <draw:custom-shape draw:style-name="gr4" draw:text-style-name="P2" draw:layer="layout" svg:width="4.4cm" svg:height="0.2cm" svg:x="15.605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11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6.105cm" svg:y1="14cm" svg:x2="16.705cm" svg:y2="14cm">
            <text:p/>
          </draw:line>
          <draw:line draw:style-name="gr12" draw:text-style-name="P1" draw:layer="layout" svg:x1="16.405cm" svg:y1="14.3cm" svg:x2="16.405cm" svg:y2="13.7cm">
            <text:p/>
          </draw:line>
        </draw:g>
        <draw:g draw:style-name="gr13">
          <draw:circle draw:style-name="gr7" draw:text-style-name="P5" draw:layer="layout" svg:width="0.7cm" svg:height="0.7cm" svg:x="17.441cm" svg:y="13.64cm">
            <text:p/>
          </draw:circle>
          <draw:g draw:style-name="gr11">
            <draw:line draw:style-name="gr12" draw:text-style-name="P1" draw:layer="layout" svg:x1="17.505cm" svg:y1="14cm" svg:x2="18.105cm" svg:y2="14cm">
              <text:p/>
            </draw:line>
            <draw:line draw:style-name="gr12" draw:text-style-name="P1" draw:layer="layout" svg:x1="17.805cm" svg:y1="14.3cm" svg:x2="17.805cm" svg:y2="13.7cm">
              <text:p/>
            </draw:line>
          </draw:g>
          <draw:custom-shape draw:style-name="gr16" draw:text-style-name="P10" draw:layer="layout" svg:width="0.2cm" svg:height="0.2cm" svg:x="17.70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25cm" svg:y="13.72cm">
            <text:p/>
          </draw:circle>
          <draw:line draw:style-name="gr12" draw:text-style-name="P1" draw:layer="layout" svg:x1="18.955cm" svg:y1="14cm" svg:x2="19.455cm" svg:y2="14cm">
            <text:p/>
          </draw:line>
          <draw:line draw:style-name="gr12" draw:text-style-name="P1" draw:layer="layout" svg:x1="19.205cm" svg:y1="14.25cm" svg:x2="19.205cm" svg:y2="13.75cm">
            <text:p/>
          </draw:line>
          <draw:custom-shape draw:style-name="gr16" draw:text-style-name="P10" draw:layer="layout" svg:width="0.2cm" svg:height="0.2cm" svg:x="19.1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25cm" svg:y="13.72cm">
            <text:p/>
          </draw:circle>
          <draw:line draw:style-name="gr12" draw:text-style-name="P1" draw:layer="layout" svg:x1="16.155cm" svg:y1="14cm" svg:x2="16.655cm" svg:y2="14cm">
            <text:p/>
          </draw:line>
          <draw:line draw:style-name="gr12" draw:text-style-name="P1" draw:layer="layout" svg:x1="16.405cm" svg:y1="14.25cm" svg:x2="16.405cm" svg:y2="13.75cm">
            <text:p/>
          </draw:line>
          <draw:custom-shape draw:style-name="gr16" draw:text-style-name="P10" draw:layer="layout" svg:width="0.2cm" svg:height="0.2cm" svg:x="16.3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12.87cm" svg:x2="16.715cm" svg:y2="12.87cm">
            <text:p/>
          </draw:line>
          <draw:line draw:style-name="gr12" draw:text-style-name="P1" draw:layer="layout" svg:x1="16.415cm" svg:y1="13.17cm" svg:x2="16.415cm" svg:y2="12.57cm">
            <text:p/>
          </draw:line>
        </draw:g>
        <draw:g draw:style-name="gr13">
          <draw:circle draw:style-name="gr7" draw:text-style-name="P5" draw:layer="layout" svg:width="0.7cm" svg:height="0.7cm" svg:x="17.451cm" svg:y="12.51cm">
            <text:p/>
          </draw:circle>
          <draw:g draw:style-name="gr11">
            <draw:line draw:style-name="gr12" draw:text-style-name="P1" draw:layer="layout" svg:x1="17.515cm" svg:y1="12.87cm" svg:x2="18.115cm" svg:y2="12.87cm">
              <text:p/>
            </draw:line>
            <draw:line draw:style-name="gr12" draw:text-style-name="P1" draw:layer="layout" svg:x1="17.815cm" svg:y1="13.17cm" svg:x2="17.815cm" svg:y2="12.57cm">
              <text:p/>
            </draw:line>
          </draw:g>
          <draw:custom-shape draw:style-name="gr16" draw:text-style-name="P10" draw:layer="layout" svg:width="0.2cm" svg:height="0.2cm" svg:x="17.715cm" svg:y="12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12.59cm">
            <text:p/>
          </draw:circle>
          <draw:line draw:style-name="gr12" draw:text-style-name="P1" draw:layer="layout" svg:x1="18.965cm" svg:y1="12.87cm" svg:x2="19.465cm" svg:y2="12.87cm">
            <text:p/>
          </draw:line>
          <draw:line draw:style-name="gr12" draw:text-style-name="P1" draw:layer="layout" svg:x1="19.215cm" svg:y1="13.12cm" svg:x2="19.215cm" svg:y2="12.62cm">
            <text:p/>
          </draw:line>
          <draw:custom-shape draw:style-name="gr16" draw:text-style-name="P10" draw:layer="layout" svg:width="0.2cm" svg:height="0.2cm" svg:x="19.1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35cm" svg:y="12.59cm">
            <text:p/>
          </draw:circle>
          <draw:line draw:style-name="gr12" draw:text-style-name="P1" draw:layer="layout" svg:x1="16.165cm" svg:y1="12.87cm" svg:x2="16.665cm" svg:y2="12.87cm">
            <text:p/>
          </draw:line>
          <draw:line draw:style-name="gr12" draw:text-style-name="P1" draw:layer="layout" svg:x1="16.415cm" svg:y1="13.12cm" svg:x2="16.415cm" svg:y2="12.62cm">
            <text:p/>
          </draw:line>
          <draw:custom-shape draw:style-name="gr16" draw:text-style-name="P10" draw:layer="layout" svg:width="0.2cm" svg:height="0.2cm" svg:x="16.3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15.15cm" svg:x2="16.715cm" svg:y2="15.15cm">
            <text:p/>
          </draw:line>
          <draw:line draw:style-name="gr12" draw:text-style-name="P1" draw:layer="layout" svg:x1="16.415cm" svg:y1="15.45cm" svg:x2="16.415cm" svg:y2="14.85cm">
            <text:p/>
          </draw:line>
        </draw:g>
        <draw:g draw:style-name="gr13">
          <draw:circle draw:style-name="gr7" draw:text-style-name="P5" draw:layer="layout" svg:width="0.7cm" svg:height="0.7cm" svg:x="17.451cm" svg:y="14.79cm">
            <text:p/>
          </draw:circle>
          <draw:g draw:style-name="gr11">
            <draw:line draw:style-name="gr12" draw:text-style-name="P1" draw:layer="layout" svg:x1="17.515cm" svg:y1="15.15cm" svg:x2="18.115cm" svg:y2="15.15cm">
              <text:p/>
            </draw:line>
            <draw:line draw:style-name="gr12" draw:text-style-name="P1" draw:layer="layout" svg:x1="17.815cm" svg:y1="15.45cm" svg:x2="17.815cm" svg:y2="14.85cm">
              <text:p/>
            </draw:line>
          </draw:g>
          <draw:custom-shape draw:style-name="gr16" draw:text-style-name="P10" draw:layer="layout" svg:width="0.2cm" svg:height="0.2cm" svg:x="17.715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14.87cm">
            <text:p/>
          </draw:circle>
          <draw:line draw:style-name="gr12" draw:text-style-name="P1" draw:layer="layout" svg:x1="18.965cm" svg:y1="15.15cm" svg:x2="19.465cm" svg:y2="15.15cm">
            <text:p/>
          </draw:line>
          <draw:line draw:style-name="gr12" draw:text-style-name="P1" draw:layer="layout" svg:x1="19.215cm" svg:y1="15.4cm" svg:x2="19.215cm" svg:y2="14.9cm">
            <text:p/>
          </draw:line>
          <draw:custom-shape draw:style-name="gr16" draw:text-style-name="P10" draw:layer="layout" svg:width="0.2cm" svg:height="0.2cm" svg:x="19.1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35cm" svg:y="14.87cm">
            <text:p/>
          </draw:circle>
          <draw:line draw:style-name="gr12" draw:text-style-name="P1" draw:layer="layout" svg:x1="16.165cm" svg:y1="15.15cm" svg:x2="16.665cm" svg:y2="15.15cm">
            <text:p/>
          </draw:line>
          <draw:line draw:style-name="gr12" draw:text-style-name="P1" draw:layer="layout" svg:x1="16.415cm" svg:y1="15.4cm" svg:x2="16.415cm" svg:y2="14.9cm">
            <text:p/>
          </draw:line>
          <draw:custom-shape draw:style-name="gr16" draw:text-style-name="P10" draw:layer="layout" svg:width="0.2cm" svg:height="0.2cm" svg:x="16.3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5.805cm" svg:y="12.2cm">
          <text:p/>
        </draw:rect>
        <draw:rect draw:style-name="gr17" draw:text-style-name="P11" draw:layer="layout" svg:width="4cm" svg:height="0.6cm" svg:x="15.805cm" svg:y="11.6cm">
          <text:p/>
        </draw:rect>
        <draw:frame draw:style-name="gr9" draw:text-style-name="P9" draw:layer="layout" svg:width="3.8cm" svg:height="0.4cm" svg:x="15.905cm" svg:y="11.699cm">
          <draw:text-box>
            <text:p text:style-name="P7"><text:span text:style-name="T2">21: Zweiwegweiche T2</text:span></text:p>
          </draw:text-box>
        </draw:frame>
        <draw:custom-shape draw:style-name="gr4" draw:text-style-name="P2" draw:layer="layout" svg:width="4.4cm" svg:height="0.2cm" svg:x="10.605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0.605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11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1.105cm" svg:y1="14cm" svg:x2="11.705cm" svg:y2="14cm">
            <text:p/>
          </draw:line>
          <draw:line draw:style-name="gr12" draw:text-style-name="P1" draw:layer="layout" svg:x1="11.405cm" svg:y1="14.3cm" svg:x2="11.405cm" svg:y2="13.7cm">
            <text:p/>
          </draw:line>
        </draw:g>
        <draw:g draw:style-name="gr13">
          <draw:circle draw:style-name="gr7" draw:text-style-name="P5" draw:layer="layout" svg:width="0.7cm" svg:height="0.7cm" svg:x="12.441cm" svg:y="13.64cm">
            <text:p/>
          </draw:circle>
          <draw:g draw:style-name="gr11">
            <draw:line draw:style-name="gr12" draw:text-style-name="P1" draw:layer="layout" svg:x1="12.505cm" svg:y1="14cm" svg:x2="13.105cm" svg:y2="14cm">
              <text:p/>
            </draw:line>
            <draw:line draw:style-name="gr12" draw:text-style-name="P1" draw:layer="layout" svg:x1="12.805cm" svg:y1="14.3cm" svg:x2="12.805cm" svg:y2="13.7cm">
              <text:p/>
            </draw:line>
          </draw:g>
          <draw:custom-shape draw:style-name="gr16" draw:text-style-name="P10" draw:layer="layout" svg:width="0.2cm" svg:height="0.2cm" svg:x="12.70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3.925cm" svg:y="13.72cm">
            <text:p/>
          </draw:circle>
          <draw:line draw:style-name="gr12" draw:text-style-name="P1" draw:layer="layout" svg:x1="13.955cm" svg:y1="14cm" svg:x2="14.455cm" svg:y2="14cm">
            <text:p/>
          </draw:line>
          <draw:line draw:style-name="gr12" draw:text-style-name="P1" draw:layer="layout" svg:x1="14.205cm" svg:y1="14.25cm" svg:x2="14.205cm" svg:y2="13.75cm">
            <text:p/>
          </draw:line>
          <draw:custom-shape draw:style-name="gr16" draw:text-style-name="P10" draw:layer="layout" svg:width="0.2cm" svg:height="0.2cm" svg:x="14.1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25cm" svg:y="13.72cm">
            <text:p/>
          </draw:circle>
          <draw:line draw:style-name="gr12" draw:text-style-name="P1" draw:layer="layout" svg:x1="11.155cm" svg:y1="14cm" svg:x2="11.655cm" svg:y2="14cm">
            <text:p/>
          </draw:line>
          <draw:line draw:style-name="gr12" draw:text-style-name="P1" draw:layer="layout" svg:x1="11.405cm" svg:y1="14.25cm" svg:x2="11.405cm" svg:y2="13.75cm">
            <text:p/>
          </draw:line>
          <draw:custom-shape draw:style-name="gr16" draw:text-style-name="P10" draw:layer="layout" svg:width="0.2cm" svg:height="0.2cm" svg:x="11.3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2.87cm" svg:x2="11.715cm" svg:y2="12.87cm">
            <text:p/>
          </draw:line>
          <draw:line draw:style-name="gr12" draw:text-style-name="P1" draw:layer="layout" svg:x1="11.415cm" svg:y1="13.17cm" svg:x2="11.415cm" svg:y2="12.57cm">
            <text:p/>
          </draw:line>
        </draw:g>
        <draw:g draw:style-name="gr13">
          <draw:circle draw:style-name="gr7" draw:text-style-name="P5" draw:layer="layout" svg:width="0.7cm" svg:height="0.7cm" svg:x="12.451cm" svg:y="12.51cm">
            <text:p/>
          </draw:circle>
          <draw:g draw:style-name="gr11">
            <draw:line draw:style-name="gr12" draw:text-style-name="P1" draw:layer="layout" svg:x1="12.515cm" svg:y1="12.87cm" svg:x2="13.115cm" svg:y2="12.87cm">
              <text:p/>
            </draw:line>
            <draw:line draw:style-name="gr12" draw:text-style-name="P1" draw:layer="layout" svg:x1="12.815cm" svg:y1="13.17cm" svg:x2="12.815cm" svg:y2="12.57cm">
              <text:p/>
            </draw:line>
          </draw:g>
          <draw:custom-shape draw:style-name="gr16" draw:text-style-name="P10" draw:layer="layout" svg:width="0.2cm" svg:height="0.2cm" svg:x="12.715cm" svg:y="12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3.935cm" svg:y="12.59cm">
            <text:p/>
          </draw:circle>
          <draw:line draw:style-name="gr12" draw:text-style-name="P1" draw:layer="layout" svg:x1="13.965cm" svg:y1="12.87cm" svg:x2="14.465cm" svg:y2="12.87cm">
            <text:p/>
          </draw:line>
          <draw:line draw:style-name="gr12" draw:text-style-name="P1" draw:layer="layout" svg:x1="14.215cm" svg:y1="13.12cm" svg:x2="14.215cm" svg:y2="12.62cm">
            <text:p/>
          </draw:line>
          <draw:custom-shape draw:style-name="gr16" draw:text-style-name="P10" draw:layer="layout" svg:width="0.2cm" svg:height="0.2cm" svg:x="14.1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12.59cm">
            <text:p/>
          </draw:circle>
          <draw:line draw:style-name="gr12" draw:text-style-name="P1" draw:layer="layout" svg:x1="11.165cm" svg:y1="12.87cm" svg:x2="11.665cm" svg:y2="12.87cm">
            <text:p/>
          </draw:line>
          <draw:line draw:style-name="gr12" draw:text-style-name="P1" draw:layer="layout" svg:x1="11.415cm" svg:y1="13.12cm" svg:x2="11.415cm" svg:y2="12.62cm">
            <text:p/>
          </draw:line>
          <draw:custom-shape draw:style-name="gr16" draw:text-style-name="P10" draw:layer="layout" svg:width="0.2cm" svg:height="0.2cm" svg:x="11.3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5.15cm" svg:x2="11.715cm" svg:y2="15.15cm">
            <text:p/>
          </draw:line>
          <draw:line draw:style-name="gr12" draw:text-style-name="P1" draw:layer="layout" svg:x1="11.415cm" svg:y1="15.45cm" svg:x2="11.415cm" svg:y2="14.85cm">
            <text:p/>
          </draw:line>
        </draw:g>
        <draw:g draw:style-name="gr13">
          <draw:circle draw:style-name="gr7" draw:text-style-name="P5" draw:layer="layout" svg:width="0.7cm" svg:height="0.7cm" svg:x="12.451cm" svg:y="14.79cm">
            <text:p/>
          </draw:circle>
          <draw:g draw:style-name="gr11">
            <draw:line draw:style-name="gr12" draw:text-style-name="P1" draw:layer="layout" svg:x1="12.515cm" svg:y1="15.15cm" svg:x2="13.115cm" svg:y2="15.15cm">
              <text:p/>
            </draw:line>
            <draw:line draw:style-name="gr12" draw:text-style-name="P1" draw:layer="layout" svg:x1="12.815cm" svg:y1="15.45cm" svg:x2="12.815cm" svg:y2="14.85cm">
              <text:p/>
            </draw:line>
          </draw:g>
          <draw:custom-shape draw:style-name="gr16" draw:text-style-name="P10" draw:layer="layout" svg:width="0.2cm" svg:height="0.2cm" svg:x="12.715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3.935cm" svg:y="14.87cm">
            <text:p/>
          </draw:circle>
          <draw:line draw:style-name="gr12" draw:text-style-name="P1" draw:layer="layout" svg:x1="13.965cm" svg:y1="15.15cm" svg:x2="14.465cm" svg:y2="15.15cm">
            <text:p/>
          </draw:line>
          <draw:line draw:style-name="gr12" draw:text-style-name="P1" draw:layer="layout" svg:x1="14.215cm" svg:y1="15.4cm" svg:x2="14.215cm" svg:y2="14.9cm">
            <text:p/>
          </draw:line>
          <draw:custom-shape draw:style-name="gr16" draw:text-style-name="P10" draw:layer="layout" svg:width="0.2cm" svg:height="0.2cm" svg:x="14.1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14.87cm">
            <text:p/>
          </draw:circle>
          <draw:line draw:style-name="gr12" draw:text-style-name="P1" draw:layer="layout" svg:x1="11.165cm" svg:y1="15.15cm" svg:x2="11.665cm" svg:y2="15.15cm">
            <text:p/>
          </draw:line>
          <draw:line draw:style-name="gr12" draw:text-style-name="P1" draw:layer="layout" svg:x1="11.415cm" svg:y1="15.4cm" svg:x2="11.415cm" svg:y2="14.9cm">
            <text:p/>
          </draw:line>
          <draw:custom-shape draw:style-name="gr16" draw:text-style-name="P10" draw:layer="layout" svg:width="0.2cm" svg:height="0.2cm" svg:x="11.3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0.805cm" svg:y="12.2cm">
          <text:p/>
        </draw:rect>
        <draw:rect draw:style-name="gr17" draw:text-style-name="P11" draw:layer="layout" svg:width="4cm" svg:height="0.6cm" svg:x="10.805cm" svg:y="11.6cm">
          <text:p/>
        </draw:rect>
        <draw:frame draw:style-name="gr9" draw:text-style-name="P9" draw:layer="layout" svg:width="3.8cm" svg:height="0.4cm" svg:x="10.905cm" svg:y="11.699cm">
          <draw:text-box>
            <text:p text:style-name="P7"><text:span text:style-name="T2">21: Zweiwegweiche T2</text:span></text:p>
          </draw:text-box>
        </draw:frame>
        <draw:custom-shape draw:style-name="gr4" draw:text-style-name="P2" draw:layer="layout" svg:width="4.4cm" svg:height="0.2cm" svg:x="15.605cm" svg:y="2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1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16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6.105cm" svg:y1="19cm" svg:x2="16.705cm" svg:y2="19cm">
            <text:p/>
          </draw:line>
          <draw:line draw:style-name="gr12" draw:text-style-name="P1" draw:layer="layout" svg:x1="16.405cm" svg:y1="19.3cm" svg:x2="16.405cm" svg:y2="18.7cm">
            <text:p/>
          </draw:line>
        </draw:g>
        <draw:g draw:style-name="gr13">
          <draw:circle draw:style-name="gr7" draw:text-style-name="P5" draw:layer="layout" svg:width="0.7cm" svg:height="0.7cm" svg:x="17.441cm" svg:y="18.64cm">
            <text:p/>
          </draw:circle>
          <draw:g draw:style-name="gr11">
            <draw:line draw:style-name="gr12" draw:text-style-name="P1" draw:layer="layout" svg:x1="17.505cm" svg:y1="19cm" svg:x2="18.105cm" svg:y2="19cm">
              <text:p/>
            </draw:line>
            <draw:line draw:style-name="gr12" draw:text-style-name="P1" draw:layer="layout" svg:x1="17.805cm" svg:y1="19.3cm" svg:x2="17.805cm" svg:y2="18.7cm">
              <text:p/>
            </draw:line>
          </draw:g>
          <draw:custom-shape draw:style-name="gr16" draw:text-style-name="P10" draw:layer="layout" svg:width="0.2cm" svg:height="0.2cm" svg:x="17.705cm" svg:y="1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25cm" svg:y="18.72cm">
            <text:p/>
          </draw:circle>
          <draw:line draw:style-name="gr12" draw:text-style-name="P1" draw:layer="layout" svg:x1="18.955cm" svg:y1="19cm" svg:x2="19.455cm" svg:y2="19cm">
            <text:p/>
          </draw:line>
          <draw:line draw:style-name="gr12" draw:text-style-name="P1" draw:layer="layout" svg:x1="19.205cm" svg:y1="19.25cm" svg:x2="19.205cm" svg:y2="18.75cm">
            <text:p/>
          </draw:line>
          <draw:custom-shape draw:style-name="gr16" draw:text-style-name="P10" draw:layer="layout" svg:width="0.2cm" svg:height="0.2cm" svg:x="19.106cm" svg:y="1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25cm" svg:y="18.72cm">
            <text:p/>
          </draw:circle>
          <draw:line draw:style-name="gr12" draw:text-style-name="P1" draw:layer="layout" svg:x1="16.155cm" svg:y1="19cm" svg:x2="16.655cm" svg:y2="19cm">
            <text:p/>
          </draw:line>
          <draw:line draw:style-name="gr12" draw:text-style-name="P1" draw:layer="layout" svg:x1="16.405cm" svg:y1="19.25cm" svg:x2="16.405cm" svg:y2="18.75cm">
            <text:p/>
          </draw:line>
          <draw:custom-shape draw:style-name="gr16" draw:text-style-name="P10" draw:layer="layout" svg:width="0.2cm" svg:height="0.2cm" svg:x="16.306cm" svg:y="1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17.87cm" svg:x2="16.715cm" svg:y2="17.87cm">
            <text:p/>
          </draw:line>
          <draw:line draw:style-name="gr12" draw:text-style-name="P1" draw:layer="layout" svg:x1="16.415cm" svg:y1="18.17cm" svg:x2="16.415cm" svg:y2="17.57cm">
            <text:p/>
          </draw:line>
        </draw:g>
        <draw:g draw:style-name="gr13">
          <draw:circle draw:style-name="gr7" draw:text-style-name="P5" draw:layer="layout" svg:width="0.7cm" svg:height="0.7cm" svg:x="17.451cm" svg:y="17.51cm">
            <text:p/>
          </draw:circle>
          <draw:g draw:style-name="gr11">
            <draw:line draw:style-name="gr12" draw:text-style-name="P1" draw:layer="layout" svg:x1="17.515cm" svg:y1="17.87cm" svg:x2="18.115cm" svg:y2="17.87cm">
              <text:p/>
            </draw:line>
            <draw:line draw:style-name="gr12" draw:text-style-name="P1" draw:layer="layout" svg:x1="17.815cm" svg:y1="18.17cm" svg:x2="17.815cm" svg:y2="17.57cm">
              <text:p/>
            </draw:line>
          </draw:g>
          <draw:custom-shape draw:style-name="gr16" draw:text-style-name="P10" draw:layer="layout" svg:width="0.2cm" svg:height="0.2cm" svg:x="17.715cm" svg:y="17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17.59cm">
            <text:p/>
          </draw:circle>
          <draw:line draw:style-name="gr12" draw:text-style-name="P1" draw:layer="layout" svg:x1="18.965cm" svg:y1="17.87cm" svg:x2="19.465cm" svg:y2="17.87cm">
            <text:p/>
          </draw:line>
          <draw:line draw:style-name="gr12" draw:text-style-name="P1" draw:layer="layout" svg:x1="19.215cm" svg:y1="18.12cm" svg:x2="19.215cm" svg:y2="17.62cm">
            <text:p/>
          </draw:line>
          <draw:custom-shape draw:style-name="gr16" draw:text-style-name="P10" draw:layer="layout" svg:width="0.2cm" svg:height="0.2cm" svg:x="19.116cm" svg:y="1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35cm" svg:y="17.59cm">
            <text:p/>
          </draw:circle>
          <draw:line draw:style-name="gr12" draw:text-style-name="P1" draw:layer="layout" svg:x1="16.165cm" svg:y1="17.87cm" svg:x2="16.665cm" svg:y2="17.87cm">
            <text:p/>
          </draw:line>
          <draw:line draw:style-name="gr12" draw:text-style-name="P1" draw:layer="layout" svg:x1="16.415cm" svg:y1="18.12cm" svg:x2="16.415cm" svg:y2="17.62cm">
            <text:p/>
          </draw:line>
          <draw:custom-shape draw:style-name="gr16" draw:text-style-name="P10" draw:layer="layout" svg:width="0.2cm" svg:height="0.2cm" svg:x="16.316cm" svg:y="1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20.15cm" svg:x2="16.715cm" svg:y2="20.15cm">
            <text:p/>
          </draw:line>
          <draw:line draw:style-name="gr12" draw:text-style-name="P1" draw:layer="layout" svg:x1="16.415cm" svg:y1="20.45cm" svg:x2="16.415cm" svg:y2="19.85cm">
            <text:p/>
          </draw:line>
        </draw:g>
        <draw:g draw:style-name="gr13">
          <draw:circle draw:style-name="gr7" draw:text-style-name="P5" draw:layer="layout" svg:width="0.7cm" svg:height="0.7cm" svg:x="17.451cm" svg:y="19.79cm">
            <text:p/>
          </draw:circle>
          <draw:g draw:style-name="gr11">
            <draw:line draw:style-name="gr12" draw:text-style-name="P1" draw:layer="layout" svg:x1="17.515cm" svg:y1="20.15cm" svg:x2="18.115cm" svg:y2="20.15cm">
              <text:p/>
            </draw:line>
            <draw:line draw:style-name="gr12" draw:text-style-name="P1" draw:layer="layout" svg:x1="17.815cm" svg:y1="20.45cm" svg:x2="17.815cm" svg:y2="19.85cm">
              <text:p/>
            </draw:line>
          </draw:g>
          <draw:custom-shape draw:style-name="gr16" draw:text-style-name="P10" draw:layer="layout" svg:width="0.2cm" svg:height="0.2cm" svg:x="17.715cm" svg:y="20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8.935cm" svg:y="19.87cm">
            <text:p/>
          </draw:circle>
          <draw:line draw:style-name="gr12" draw:text-style-name="P1" draw:layer="layout" svg:x1="18.965cm" svg:y1="20.15cm" svg:x2="19.465cm" svg:y2="20.15cm">
            <text:p/>
          </draw:line>
          <draw:line draw:style-name="gr12" draw:text-style-name="P1" draw:layer="layout" svg:x1="19.215cm" svg:y1="20.4cm" svg:x2="19.215cm" svg:y2="19.9cm">
            <text:p/>
          </draw:line>
          <draw:custom-shape draw:style-name="gr16" draw:text-style-name="P10" draw:layer="layout" svg:width="0.2cm" svg:height="0.2cm" svg:x="19.116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6.135cm" svg:y="19.87cm">
            <text:p/>
          </draw:circle>
          <draw:line draw:style-name="gr12" draw:text-style-name="P1" draw:layer="layout" svg:x1="16.165cm" svg:y1="20.15cm" svg:x2="16.665cm" svg:y2="20.15cm">
            <text:p/>
          </draw:line>
          <draw:line draw:style-name="gr12" draw:text-style-name="P1" draw:layer="layout" svg:x1="16.415cm" svg:y1="20.4cm" svg:x2="16.415cm" svg:y2="19.9cm">
            <text:p/>
          </draw:line>
          <draw:custom-shape draw:style-name="gr16" draw:text-style-name="P10" draw:layer="layout" svg:width="0.2cm" svg:height="0.2cm" svg:x="16.316cm" svg:y="20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5.805cm" svg:y="17.2cm">
          <text:p/>
        </draw:rect>
        <draw:rect draw:style-name="gr17" draw:text-style-name="P11" draw:layer="layout" svg:width="4cm" svg:height="0.6cm" svg:x="15.805cm" svg:y="16.6cm">
          <text:p/>
        </draw:rect>
        <draw:frame draw:style-name="gr9" draw:text-style-name="P9" draw:layer="layout" svg:width="3.8cm" svg:height="0.4cm" svg:x="15.905cm" svg:y="16.699cm">
          <draw:text-box>
            <text:p text:style-name="P7"><text:span text:style-name="T2">21: Zweiwegweiche T2</text:span></text:p>
          </draw:text-box>
        </draw:frame>
        <draw:frame draw:style-name="gr9" draw:text-style-name="P9" draw:layer="layout" svg:width="0.809cm" svg:height="0.601cm" svg:x="18.738cm" svg:y="9.101cm">
          <draw:text-box>
            <text:p text:style-name="P7"><text:span text:style-name="T2">Ein</text:span></text:p>
          </draw:text-box>
        </draw:frame>
        <draw:frame draw:style-name="gr9" draw:text-style-name="P9" draw:layer="layout" svg:width="0.809cm" svg:height="0.6cm" svg:x="18.738cm" svg:y="8.301cm">
          <draw:text-box>
            <text:p text:style-name="P7"><text:span text:style-name="T2">Aus</text:span></text:p>
          </draw:text-box>
        </draw:frame>
        <draw:custom-shape draw:style-name="gr4" draw:text-style-name="P2" draw:layer="layout" svg:width="4.4cm" svg:height="0.2cm" svg:x="0.605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0.605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4.805cm" svg:y="11.6cm">
          <text:p/>
          <draw:enhanced-geometry svg:viewBox="0 0 21600 21600" draw:type="rectangle" draw:enhanced-path="M 0 0 L 21600 0 21600 21600 0 21600 0 0 Z N"/>
        </draw:custom-shape>
        <draw:g draw:style-name="gr13">
          <draw:circle draw:style-name="gr7" draw:text-style-name="P5" draw:layer="layout" svg:width="0.7cm" svg:height="0.7cm" svg:x="2.441cm" svg:y="13.64cm">
            <text:p/>
          </draw:circle>
          <draw:g draw:style-name="gr11">
            <draw:line draw:style-name="gr12" draw:text-style-name="P1" draw:layer="layout" svg:x1="2.505cm" svg:y1="14cm" svg:x2="3.105cm" svg:y2="14cm">
              <text:p/>
            </draw:line>
            <draw:line draw:style-name="gr12" draw:text-style-name="P1" draw:layer="layout" svg:x1="2.805cm" svg:y1="14.3cm" svg:x2="2.805cm" svg:y2="13.7cm">
              <text:p/>
            </draw:line>
          </draw:g>
          <draw:custom-shape draw:style-name="gr16" draw:text-style-name="P10" draw:layer="layout" svg:width="0.2cm" svg:height="0.2cm" svg:x="2.70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25cm" svg:y="13.72cm">
            <text:p/>
          </draw:circle>
          <draw:line draw:style-name="gr12" draw:text-style-name="P1" draw:layer="layout" svg:x1="3.955cm" svg:y1="14cm" svg:x2="4.455cm" svg:y2="14cm">
            <text:p/>
          </draw:line>
          <draw:line draw:style-name="gr12" draw:text-style-name="P1" draw:layer="layout" svg:x1="4.205cm" svg:y1="14.25cm" svg:x2="4.205cm" svg:y2="13.75cm">
            <text:p/>
          </draw:line>
          <draw:custom-shape draw:style-name="gr16" draw:text-style-name="P10" draw:layer="layout" svg:width="0.2cm" svg:height="0.2cm" svg:x="4.1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2.451cm" svg:y="14.79cm">
            <text:p/>
          </draw:circle>
          <draw:g draw:style-name="gr11">
            <draw:line draw:style-name="gr12" draw:text-style-name="P1" draw:layer="layout" svg:x1="2.515cm" svg:y1="15.15cm" svg:x2="3.115cm" svg:y2="15.15cm">
              <text:p/>
            </draw:line>
            <draw:line draw:style-name="gr12" draw:text-style-name="P1" draw:layer="layout" svg:x1="2.815cm" svg:y1="15.45cm" svg:x2="2.815cm" svg:y2="14.85cm">
              <text:p/>
            </draw:line>
          </draw:g>
          <draw:custom-shape draw:style-name="gr16" draw:text-style-name="P10" draw:layer="layout" svg:width="0.2cm" svg:height="0.2cm" svg:x="2.715cm" svg:y="15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3.935cm" svg:y="14.87cm">
            <text:p/>
          </draw:circle>
          <draw:line draw:style-name="gr12" draw:text-style-name="P1" draw:layer="layout" svg:x1="3.965cm" svg:y1="15.15cm" svg:x2="4.465cm" svg:y2="15.15cm">
            <text:p/>
          </draw:line>
          <draw:line draw:style-name="gr12" draw:text-style-name="P1" draw:layer="layout" svg:x1="4.215cm" svg:y1="15.4cm" svg:x2="4.215cm" svg:y2="14.9cm">
            <text:p/>
          </draw:line>
          <draw:custom-shape draw:style-name="gr16" draw:text-style-name="P10" draw:layer="layout" svg:width="0.2cm" svg:height="0.2cm" svg:x="4.116cm" svg:y="15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0.805cm" svg:y="12.2cm">
          <text:p/>
        </draw:rect>
        <draw:rect draw:style-name="gr17" draw:text-style-name="P11" draw:layer="layout" svg:width="4cm" svg:height="0.6cm" svg:x="0.805cm" svg:y="11.6cm">
          <text:p/>
        </draw:rect>
        <draw:frame draw:style-name="gr9" draw:text-style-name="P9" draw:layer="layout" svg:width="3.8cm" svg:height="0.4cm" svg:x="0.905cm" svg:y="11.699cm">
          <draw:text-box>
            <text:p text:style-name="P7"><text:span text:style-name="T2">21: Doppelkreuzungsweiche</text:span></text:p>
          </draw:text-box>
        </draw:frame>
        <draw:frame draw:style-name="gr9" draw:text-style-name="P9" draw:layer="layout" svg:width="1.2cm" svg:height="0.6cm" svg:x="1.005cm" svg:y="15cm">
          <draw:text-box>
            <text:p text:style-name="P7"><text:span text:style-name="T2">RECHTS</text:span></text:p>
          </draw:text-box>
        </draw:frame>
        <draw:custom-shape draw:style-name="gr4" draw:text-style-name="P2" draw:layer="layout" svg:width="4.4cm" svg:height="0.2cm" svg:x="0.605cm" svg:y="20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05cm" svg:y1="19cm" svg:x2="0.805cm" svg:y2="19cm">
          <text:p/>
        </draw:line>
        <draw:line draw:style-name="gr2" draw:text-style-name="P1" draw:layer="layout" svg:x1="4.205cm" svg:y1="19cm" svg:x2="0.805cm" svg:y2="17.2cm">
          <text:p/>
        </draw:line>
        <draw:custom-shape draw:style-name="gr4" draw:text-style-name="P2" draw:layer="layout" svg:width="4.4cm" svg:height="0.2cm" svg:x="0.605cm" svg:y="2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0.605cm" svg:y="1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4.805cm" svg:y="16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.105cm" svg:y1="19cm" svg:x2="1.705cm" svg:y2="19cm">
            <text:p/>
          </draw:line>
          <draw:line draw:style-name="gr12" draw:text-style-name="P1" draw:layer="layout" svg:x1="1.405cm" svg:y1="19.3cm" svg:x2="1.405cm" svg:y2="18.7cm">
            <text:p/>
          </draw:line>
        </draw:g>
        <draw:g draw:style-name="gr13">
          <draw:circle draw:style-name="gr7" draw:text-style-name="P5" draw:layer="layout" svg:width="0.7cm" svg:height="0.7cm" svg:x="2.441cm" svg:y="18.64cm">
            <text:p/>
          </draw:circle>
          <draw:g draw:style-name="gr11">
            <draw:line draw:style-name="gr12" draw:text-style-name="P1" draw:layer="layout" svg:x1="2.505cm" svg:y1="19cm" svg:x2="3.105cm" svg:y2="19cm">
              <text:p/>
            </draw:line>
            <draw:line draw:style-name="gr12" draw:text-style-name="P1" draw:layer="layout" svg:x1="2.805cm" svg:y1="19.3cm" svg:x2="2.805cm" svg:y2="18.7cm">
              <text:p/>
            </draw:line>
          </draw:g>
          <draw:custom-shape draw:style-name="gr16" draw:text-style-name="P10" draw:layer="layout" svg:width="0.2cm" svg:height="0.2cm" svg:x="2.705cm" svg:y="1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.125cm" svg:y="18.72cm">
            <text:p/>
          </draw:circle>
          <draw:line draw:style-name="gr12" draw:text-style-name="P1" draw:layer="layout" svg:x1="1.155cm" svg:y1="19cm" svg:x2="1.655cm" svg:y2="19cm">
            <text:p/>
          </draw:line>
          <draw:line draw:style-name="gr12" draw:text-style-name="P1" draw:layer="layout" svg:x1="1.405cm" svg:y1="19.25cm" svg:x2="1.405cm" svg:y2="18.75cm">
            <text:p/>
          </draw:line>
          <draw:custom-shape draw:style-name="gr16" draw:text-style-name="P10" draw:layer="layout" svg:width="0.2cm" svg:height="0.2cm" svg:x="1.306cm" svg:y="1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.115cm" svg:y1="17.87cm" svg:x2="1.715cm" svg:y2="17.87cm">
            <text:p/>
          </draw:line>
          <draw:line draw:style-name="gr12" draw:text-style-name="P1" draw:layer="layout" svg:x1="1.415cm" svg:y1="18.17cm" svg:x2="1.415cm" svg:y2="17.57cm">
            <text:p/>
          </draw:line>
        </draw:g>
        <draw:g draw:style-name="gr13">
          <draw:circle draw:style-name="gr7" draw:text-style-name="P5" draw:layer="layout" svg:width="0.7cm" svg:height="0.7cm" svg:x="2.451cm" svg:y="17.51cm">
            <text:p/>
          </draw:circle>
          <draw:g draw:style-name="gr11">
            <draw:line draw:style-name="gr12" draw:text-style-name="P1" draw:layer="layout" svg:x1="2.515cm" svg:y1="17.87cm" svg:x2="3.115cm" svg:y2="17.87cm">
              <text:p/>
            </draw:line>
            <draw:line draw:style-name="gr12" draw:text-style-name="P1" draw:layer="layout" svg:x1="2.815cm" svg:y1="18.17cm" svg:x2="2.815cm" svg:y2="17.57cm">
              <text:p/>
            </draw:line>
          </draw:g>
          <draw:custom-shape draw:style-name="gr16" draw:text-style-name="P10" draw:layer="layout" svg:width="0.2cm" svg:height="0.2cm" svg:x="2.715cm" svg:y="17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.135cm" svg:y="17.59cm">
            <text:p/>
          </draw:circle>
          <draw:line draw:style-name="gr12" draw:text-style-name="P1" draw:layer="layout" svg:x1="1.165cm" svg:y1="17.87cm" svg:x2="1.665cm" svg:y2="17.87cm">
            <text:p/>
          </draw:line>
          <draw:line draw:style-name="gr12" draw:text-style-name="P1" draw:layer="layout" svg:x1="1.415cm" svg:y1="18.12cm" svg:x2="1.415cm" svg:y2="17.62cm">
            <text:p/>
          </draw:line>
          <draw:custom-shape draw:style-name="gr16" draw:text-style-name="P10" draw:layer="layout" svg:width="0.2cm" svg:height="0.2cm" svg:x="1.316cm" svg:y="1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0.805cm" svg:y="17.2cm">
          <text:p/>
        </draw:rect>
        <draw:rect draw:style-name="gr17" draw:text-style-name="P11" draw:layer="layout" svg:width="4cm" svg:height="0.6cm" svg:x="0.805cm" svg:y="16.6cm">
          <text:p/>
        </draw:rect>
        <draw:frame draw:style-name="gr9" draw:text-style-name="P9" draw:layer="layout" svg:width="3.8cm" svg:height="0.4cm" svg:x="0.905cm" svg:y="16.699cm">
          <draw:text-box>
            <text:p text:style-name="P7"><text:span text:style-name="T2">141: Weiche Gleis 2 auf 1</text:span></text:p>
          </draw:text-box>
        </draw:frame>
        <draw:frame draw:style-name="gr9" draw:text-style-name="P9" draw:layer="layout" svg:width="1.2cm" svg:height="0.6cm" svg:x="3.405cm" svg:y="17.5cm">
          <draw:text-box>
            <text:p text:style-name="P7"><text:span text:style-name="T2">RECHTS</text:span></text:p>
          </draw:text-box>
        </draw:frame>
        <draw:custom-shape draw:style-name="gr4" draw:text-style-name="P2" draw:layer="layout" svg:width="4.4cm" svg:height="0.2cm" svg:x="5.605cm" svg:y="20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05cm" svg:y1="19cm" svg:x2="5.805cm" svg:y2="19cm">
          <text:p/>
        </draw:line>
        <draw:line draw:style-name="gr2" draw:text-style-name="P1" draw:layer="layout" svg:x1="9.205cm" svg:y1="19cm" svg:x2="5.805cm" svg:y2="17.2cm">
          <text:p/>
        </draw:line>
        <draw:custom-shape draw:style-name="gr4" draw:text-style-name="P2" draw:layer="layout" svg:width="4.4cm" svg:height="0.2cm" svg:x="5.605cm" svg:y="2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6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19cm" svg:x2="6.705cm" svg:y2="19cm">
            <text:p/>
          </draw:line>
          <draw:line draw:style-name="gr12" draw:text-style-name="P1" draw:layer="layout" svg:x1="6.405cm" svg:y1="19.3cm" svg:x2="6.405cm" svg:y2="18.7cm">
            <text:p/>
          </draw:line>
        </draw:g>
        <draw:g draw:style-name="gr13">
          <draw:circle draw:style-name="gr7" draw:text-style-name="P5" draw:layer="layout" svg:width="0.7cm" svg:height="0.7cm" svg:x="7.441cm" svg:y="18.64cm">
            <text:p/>
          </draw:circle>
          <draw:g draw:style-name="gr11">
            <draw:line draw:style-name="gr12" draw:text-style-name="P1" draw:layer="layout" svg:x1="7.505cm" svg:y1="19cm" svg:x2="8.105cm" svg:y2="19cm">
              <text:p/>
            </draw:line>
            <draw:line draw:style-name="gr12" draw:text-style-name="P1" draw:layer="layout" svg:x1="7.805cm" svg:y1="19.3cm" svg:x2="7.805cm" svg:y2="18.7cm">
              <text:p/>
            </draw:line>
          </draw:g>
          <draw:custom-shape draw:style-name="gr16" draw:text-style-name="P10" draw:layer="layout" svg:width="0.2cm" svg:height="0.2cm" svg:x="7.705cm" svg:y="1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25cm" svg:y="18.72cm">
            <text:p/>
          </draw:circle>
          <draw:line draw:style-name="gr12" draw:text-style-name="P1" draw:layer="layout" svg:x1="6.155cm" svg:y1="19cm" svg:x2="6.655cm" svg:y2="19cm">
            <text:p/>
          </draw:line>
          <draw:line draw:style-name="gr12" draw:text-style-name="P1" draw:layer="layout" svg:x1="6.405cm" svg:y1="19.25cm" svg:x2="6.405cm" svg:y2="18.75cm">
            <text:p/>
          </draw:line>
          <draw:custom-shape draw:style-name="gr16" draw:text-style-name="P10" draw:layer="layout" svg:width="0.2cm" svg:height="0.2cm" svg:x="6.306cm" svg:y="1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17.87cm" svg:x2="6.715cm" svg:y2="17.87cm">
            <text:p/>
          </draw:line>
          <draw:line draw:style-name="gr12" draw:text-style-name="P1" draw:layer="layout" svg:x1="6.415cm" svg:y1="18.17cm" svg:x2="6.415cm" svg:y2="17.57cm">
            <text:p/>
          </draw:line>
        </draw:g>
        <draw:g draw:style-name="gr13">
          <draw:circle draw:style-name="gr7" draw:text-style-name="P5" draw:layer="layout" svg:width="0.7cm" svg:height="0.7cm" svg:x="7.451cm" svg:y="17.51cm">
            <text:p/>
          </draw:circle>
          <draw:g draw:style-name="gr11">
            <draw:line draw:style-name="gr12" draw:text-style-name="P1" draw:layer="layout" svg:x1="7.515cm" svg:y1="17.87cm" svg:x2="8.115cm" svg:y2="17.87cm">
              <text:p/>
            </draw:line>
            <draw:line draw:style-name="gr12" draw:text-style-name="P1" draw:layer="layout" svg:x1="7.815cm" svg:y1="18.17cm" svg:x2="7.815cm" svg:y2="17.57cm">
              <text:p/>
            </draw:line>
          </draw:g>
          <draw:custom-shape draw:style-name="gr16" draw:text-style-name="P10" draw:layer="layout" svg:width="0.2cm" svg:height="0.2cm" svg:x="7.715cm" svg:y="17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6.135cm" svg:y="17.59cm">
            <text:p/>
          </draw:circle>
          <draw:line draw:style-name="gr12" draw:text-style-name="P1" draw:layer="layout" svg:x1="6.165cm" svg:y1="17.87cm" svg:x2="6.665cm" svg:y2="17.87cm">
            <text:p/>
          </draw:line>
          <draw:line draw:style-name="gr12" draw:text-style-name="P1" draw:layer="layout" svg:x1="6.415cm" svg:y1="18.12cm" svg:x2="6.415cm" svg:y2="17.62cm">
            <text:p/>
          </draw:line>
          <draw:custom-shape draw:style-name="gr16" draw:text-style-name="P10" draw:layer="layout" svg:width="0.2cm" svg:height="0.2cm" svg:x="6.316cm" svg:y="1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5.805cm" svg:y="17.2cm">
          <text:p/>
        </draw:rect>
        <draw:rect draw:style-name="gr17" draw:text-style-name="P11" draw:layer="layout" svg:width="4cm" svg:height="0.6cm" svg:x="5.805cm" svg:y="16.6cm">
          <text:p/>
        </draw:rect>
        <draw:frame draw:style-name="gr9" draw:text-style-name="P9" draw:layer="layout" svg:width="3.8cm" svg:height="0.4cm" svg:x="5.905cm" svg:y="16.699cm">
          <draw:text-box>
            <text:p text:style-name="P7"><text:span text:style-name="T2">141: Weiche Gleis 2 auf 1</text:span></text:p>
          </draw:text-box>
        </draw:frame>
        <draw:frame draw:style-name="gr9" draw:text-style-name="P9" draw:layer="layout" svg:width="1.2cm" svg:height="0.6cm" svg:x="8.405cm" svg:y="17.5cm">
          <draw:text-box>
            <text:p text:style-name="P7"><text:span text:style-name="T2">RECHTS</text:span></text:p>
          </draw:text-box>
        </draw:frame>
        <draw:custom-shape draw:style-name="gr4" draw:text-style-name="P2" draw:layer="layout" svg:width="4.4cm" svg:height="0.2cm" svg:x="10.605cm" svg:y="20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805cm" svg:y1="19cm" svg:x2="10.805cm" svg:y2="19cm">
          <text:p/>
        </draw:line>
        <draw:line draw:style-name="gr2" draw:text-style-name="P1" draw:layer="layout" svg:x1="14.205cm" svg:y1="19cm" svg:x2="10.805cm" svg:y2="17.2cm">
          <text:p/>
        </draw:line>
        <draw:custom-shape draw:style-name="gr4" draw:text-style-name="P2" draw:layer="layout" svg:width="4.4cm" svg:height="0.2cm" svg:x="10.605cm" svg:y="2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0.605cm" svg:y="1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16.6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1.105cm" svg:y1="19cm" svg:x2="11.705cm" svg:y2="19cm">
            <text:p/>
          </draw:line>
          <draw:line draw:style-name="gr12" draw:text-style-name="P1" draw:layer="layout" svg:x1="11.405cm" svg:y1="19.3cm" svg:x2="11.405cm" svg:y2="18.7cm">
            <text:p/>
          </draw:line>
        </draw:g>
        <draw:g draw:style-name="gr13">
          <draw:circle draw:style-name="gr7" draw:text-style-name="P5" draw:layer="layout" svg:width="0.7cm" svg:height="0.7cm" svg:x="12.441cm" svg:y="18.64cm">
            <text:p/>
          </draw:circle>
          <draw:g draw:style-name="gr11">
            <draw:line draw:style-name="gr12" draw:text-style-name="P1" draw:layer="layout" svg:x1="12.505cm" svg:y1="19cm" svg:x2="13.105cm" svg:y2="19cm">
              <text:p/>
            </draw:line>
            <draw:line draw:style-name="gr12" draw:text-style-name="P1" draw:layer="layout" svg:x1="12.805cm" svg:y1="19.3cm" svg:x2="12.805cm" svg:y2="18.7cm">
              <text:p/>
            </draw:line>
          </draw:g>
          <draw:custom-shape draw:style-name="gr16" draw:text-style-name="P10" draw:layer="layout" svg:width="0.2cm" svg:height="0.2cm" svg:x="12.705cm" svg:y="1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25cm" svg:y="18.72cm">
            <text:p/>
          </draw:circle>
          <draw:line draw:style-name="gr12" draw:text-style-name="P1" draw:layer="layout" svg:x1="11.155cm" svg:y1="19cm" svg:x2="11.655cm" svg:y2="19cm">
            <text:p/>
          </draw:line>
          <draw:line draw:style-name="gr12" draw:text-style-name="P1" draw:layer="layout" svg:x1="11.405cm" svg:y1="19.25cm" svg:x2="11.405cm" svg:y2="18.75cm">
            <text:p/>
          </draw:line>
          <draw:custom-shape draw:style-name="gr16" draw:text-style-name="P10" draw:layer="layout" svg:width="0.2cm" svg:height="0.2cm" svg:x="11.306cm" svg:y="1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7.87cm" svg:x2="11.715cm" svg:y2="17.87cm">
            <text:p/>
          </draw:line>
          <draw:line draw:style-name="gr12" draw:text-style-name="P1" draw:layer="layout" svg:x1="11.415cm" svg:y1="18.17cm" svg:x2="11.415cm" svg:y2="17.57cm">
            <text:p/>
          </draw:line>
        </draw:g>
        <draw:g draw:style-name="gr13">
          <draw:circle draw:style-name="gr7" draw:text-style-name="P5" draw:layer="layout" svg:width="0.7cm" svg:height="0.7cm" svg:x="12.451cm" svg:y="17.51cm">
            <text:p/>
          </draw:circle>
          <draw:g draw:style-name="gr11">
            <draw:line draw:style-name="gr12" draw:text-style-name="P1" draw:layer="layout" svg:x1="12.515cm" svg:y1="17.87cm" svg:x2="13.115cm" svg:y2="17.87cm">
              <text:p/>
            </draw:line>
            <draw:line draw:style-name="gr12" draw:text-style-name="P1" draw:layer="layout" svg:x1="12.815cm" svg:y1="18.17cm" svg:x2="12.815cm" svg:y2="17.57cm">
              <text:p/>
            </draw:line>
          </draw:g>
          <draw:custom-shape draw:style-name="gr16" draw:text-style-name="P10" draw:layer="layout" svg:width="0.2cm" svg:height="0.2cm" svg:x="12.715cm" svg:y="17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11.135cm" svg:y="17.59cm">
            <text:p/>
          </draw:circle>
          <draw:line draw:style-name="gr12" draw:text-style-name="P1" draw:layer="layout" svg:x1="11.165cm" svg:y1="17.87cm" svg:x2="11.665cm" svg:y2="17.87cm">
            <text:p/>
          </draw:line>
          <draw:line draw:style-name="gr12" draw:text-style-name="P1" draw:layer="layout" svg:x1="11.415cm" svg:y1="18.12cm" svg:x2="11.415cm" svg:y2="17.62cm">
            <text:p/>
          </draw:line>
          <draw:custom-shape draw:style-name="gr16" draw:text-style-name="P10" draw:layer="layout" svg:width="0.2cm" svg:height="0.2cm" svg:x="11.316cm" svg:y="17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10.805cm" svg:y="17.2cm">
          <text:p/>
        </draw:rect>
        <draw:rect draw:style-name="gr17" draw:text-style-name="P11" draw:layer="layout" svg:width="4cm" svg:height="0.6cm" svg:x="10.805cm" svg:y="16.6cm">
          <text:p/>
        </draw:rect>
        <draw:frame draw:style-name="gr9" draw:text-style-name="P9" draw:layer="layout" svg:width="3.8cm" svg:height="0.4cm" svg:x="10.905cm" svg:y="16.699cm">
          <draw:text-box>
            <text:p text:style-name="P7"><text:span text:style-name="T2">141: Weiche Gleis 2 auf 1</text:span></text:p>
          </draw:text-box>
        </draw:frame>
        <draw:frame draw:style-name="gr9" draw:text-style-name="P9" draw:layer="layout" svg:width="1.2cm" svg:height="0.6cm" svg:x="13.405cm" svg:y="17.5cm">
          <draw:text-box>
            <text:p text:style-name="P7"><text:span text:style-name="T2">RECHTS</text:span></text:p>
          </draw:text-box>
        </draw:frame>
        <draw:custom-shape draw:style-name="gr4" draw:text-style-name="P2" draw:layer="layout" svg:width="4.4cm" svg:height="0.2cm" svg:x="5.605cm" svg:y="1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1.6cm">
          <text:p/>
          <draw:enhanced-geometry svg:viewBox="0 0 21600 21600" draw:type="rectangle" draw:enhanced-path="M 0 0 L 21600 0 21600 21600 0 21600 0 0 Z N"/>
        </draw:custom-shape>
        <draw:g draw:style-name="gr13">
          <draw:circle draw:style-name="gr7" draw:text-style-name="P5" draw:layer="layout" svg:width="0.7cm" svg:height="0.7cm" svg:x="7.441cm" svg:y="13.64cm">
            <text:p/>
          </draw:circle>
          <draw:g draw:style-name="gr11">
            <draw:line draw:style-name="gr12" draw:text-style-name="P1" draw:layer="layout" svg:x1="7.505cm" svg:y1="14cm" svg:x2="8.105cm" svg:y2="14cm">
              <text:p/>
            </draw:line>
            <draw:line draw:style-name="gr12" draw:text-style-name="P1" draw:layer="layout" svg:x1="7.805cm" svg:y1="14.3cm" svg:x2="7.805cm" svg:y2="13.7cm">
              <text:p/>
            </draw:line>
          </draw:g>
          <draw:custom-shape draw:style-name="gr16" draw:text-style-name="P10" draw:layer="layout" svg:width="0.2cm" svg:height="0.2cm" svg:x="7.70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8.925cm" svg:y="13.72cm">
            <text:p/>
          </draw:circle>
          <draw:line draw:style-name="gr12" draw:text-style-name="P1" draw:layer="layout" svg:x1="8.955cm" svg:y1="14cm" svg:x2="9.455cm" svg:y2="14cm">
            <text:p/>
          </draw:line>
          <draw:line draw:style-name="gr12" draw:text-style-name="P1" draw:layer="layout" svg:x1="9.205cm" svg:y1="14.25cm" svg:x2="9.205cm" svg:y2="13.75cm">
            <text:p/>
          </draw:line>
          <draw:custom-shape draw:style-name="gr16" draw:text-style-name="P10" draw:layer="layout" svg:width="0.2cm" svg:height="0.2cm" svg:x="9.106cm" svg:y="13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7" draw:text-style-name="P5" draw:layer="layout" svg:width="0.7cm" svg:height="0.7cm" svg:x="7.451cm" svg:y="12.51cm">
            <text:p/>
          </draw:circle>
          <draw:g draw:style-name="gr11">
            <draw:line draw:style-name="gr12" draw:text-style-name="P1" draw:layer="layout" svg:x1="7.515cm" svg:y1="12.87cm" svg:x2="8.115cm" svg:y2="12.87cm">
              <text:p/>
            </draw:line>
            <draw:line draw:style-name="gr12" draw:text-style-name="P1" draw:layer="layout" svg:x1="7.815cm" svg:y1="13.17cm" svg:x2="7.815cm" svg:y2="12.57cm">
              <text:p/>
            </draw:line>
          </draw:g>
          <draw:custom-shape draw:style-name="gr16" draw:text-style-name="P10" draw:layer="layout" svg:width="0.2cm" svg:height="0.2cm" svg:x="7.715cm" svg:y="12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3">
          <draw:circle draw:style-name="gr6" draw:text-style-name="P4" draw:layer="layout" svg:width="0.56cm" svg:height="0.56cm" svg:x="8.935cm" svg:y="12.59cm">
            <text:p/>
          </draw:circle>
          <draw:line draw:style-name="gr12" draw:text-style-name="P1" draw:layer="layout" svg:x1="8.965cm" svg:y1="12.87cm" svg:x2="9.465cm" svg:y2="12.87cm">
            <text:p/>
          </draw:line>
          <draw:line draw:style-name="gr12" draw:text-style-name="P1" draw:layer="layout" svg:x1="9.215cm" svg:y1="13.12cm" svg:x2="9.215cm" svg:y2="12.62cm">
            <text:p/>
          </draw:line>
          <draw:custom-shape draw:style-name="gr16" draw:text-style-name="P10" draw:layer="layout" svg:width="0.2cm" svg:height="0.2cm" svg:x="9.116cm" svg:y="12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8" draw:text-style-name="P6" draw:layer="layout" svg:width="4cm" svg:height="3.6cm" svg:x="5.805cm" svg:y="12.2cm">
          <text:p/>
        </draw:rect>
        <draw:rect draw:style-name="gr17" draw:text-style-name="P11" draw:layer="layout" svg:width="4cm" svg:height="0.6cm" svg:x="5.805cm" svg:y="11.6cm">
          <text:p/>
        </draw:rect>
        <draw:frame draw:style-name="gr9" draw:text-style-name="P9" draw:layer="layout" svg:width="3.8cm" svg:height="0.4cm" svg:x="5.905cm" svg:y="11.699cm">
          <draw:text-box>
            <text:p text:style-name="P7"><text:span text:style-name="T2">21: Doppelkreuzungsweiche</text:span></text:p>
          </draw:text-box>
        </draw:frame>
        <draw:frame draw:style-name="gr9" draw:text-style-name="P9" draw:layer="layout" svg:width="1.2cm" svg:height="0.6cm" svg:x="6.005cm" svg:y="12.5cm">
          <draw:text-box>
            <text:p text:style-name="P7"><text:span text:style-name="T2">LIN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0.80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3-30T14:27:33.706340800</dc:date>
    <meta:editing-duration>P5DT9H17M57S</meta:editing-duration>
    <meta:editing-cycles>381</meta:editing-cycles>
    <meta:generator>LibreOffice/25.2.1.2$Windows_X86_64 LibreOffice_project/d3abf4aee5fd705e4a92bba33a32f40bc4e56f49</meta:generator>
    <meta:print-date>2025-03-17T13:57:58.182323400</meta:print-date>
    <meta:document-statistic meta:object-count="827"/>
  </office:meta>
</office:document-meta>
</file>